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ne" svg:font-family="none"/>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de Latin1" svg:font-family="'Wide Latin'" style:font-family-generic="system" style:font-pitch="variable"/>
  </office:font-face-decls>
  <office:automatic-styles>
    <style:style style:name="P1" style:family="paragraph" style:parent-style-name="Standard">
      <style:paragraph-properties fo:margin-top="0in" fo:margin-bottom="0in" loext:contextual-spacing="false" fo:orphans="2" fo:widows="2"/>
    </style:style>
    <style:style style:name="P2"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style>
    <style:style style:name="P3"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paragraph-rsid="000f8b92"/>
    </style:style>
    <style:style style:name="P4"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paragraph-rsid="001318bc"/>
    </style:style>
    <style:style style:name="P5" style:family="paragraph" style:parent-style-name="Standard">
      <style:paragraph-properties fo:margin-top="0in" fo:margin-bottom="0in" loext:contextual-spacing="false" fo:orphans="2" fo:widows="2">
        <style:tab-stops>
          <style:tab-stop style:position="1.5in" style:type="center"/>
        </style:tab-stops>
      </style:paragraph-properties>
    </style:style>
    <style:style style:name="P6" style:family="paragraph" style:parent-style-name="Standard">
      <style:paragraph-properties fo:margin-top="0in" fo:margin-bottom="0in" loext:contextual-spacing="false" fo:orphans="2" fo:widows="2">
        <style:tab-stops>
          <style:tab-stop style:position="1in"/>
          <style:tab-stop style:position="1.3in"/>
        </style:tab-stops>
      </style:paragraph-properties>
      <style:text-properties officeooo:paragraph-rsid="001318bc"/>
    </style:style>
    <style:style style:name="P7" style:family="paragraph" style:parent-style-name="Standard">
      <style:paragraph-properties fo:margin-top="0in" fo:margin-bottom="0in" loext:contextual-spacing="false" fo:orphans="2" fo:widows="2">
        <style:tab-stops>
          <style:tab-stop style:position="0.5in"/>
          <style:tab-stop style:position="1in"/>
          <style:tab-stop style:position="1.3in"/>
        </style:tab-stops>
      </style:paragraph-properties>
      <style:text-properties officeooo:paragraph-rsid="001318bc"/>
    </style:style>
    <style:style style:name="P8" style:family="paragraph" style:parent-style-name="Standard">
      <style:paragraph-properties fo:margin-top="0in" fo:margin-bottom="0in" loext:contextual-spacing="false" fo:orphans="2" fo:widows="2">
        <style:tab-stops>
          <style:tab-stop style:position="0.5in"/>
          <style:tab-stop style:position="0.8in"/>
        </style:tab-stops>
      </style:paragraph-properties>
      <style:text-properties officeooo:paragraph-rsid="000991c8"/>
    </style:style>
    <style:style style:name="P9" style:family="paragraph" style:parent-style-name="Standard">
      <style:paragraph-properties fo:margin-top="0in" fo:margin-bottom="0in" loext:contextual-spacing="false" fo:orphans="2" fo:widows="2">
        <style:tab-stops>
          <style:tab-stop style:position="0.5in"/>
          <style:tab-stop style:position="0.8in"/>
        </style:tab-stops>
      </style:paragraph-properties>
      <style:text-properties officeooo:paragraph-rsid="001318bc"/>
    </style:style>
    <style:style style:name="P10" style:family="paragraph" style:parent-style-name="Standard">
      <style:paragraph-properties fo:margin-top="0in" fo:margin-bottom="0in" loext:contextual-spacing="false" fo:orphans="2" fo:widows="2">
        <style:tab-stops>
          <style:tab-stop style:position="1.25in"/>
        </style:tab-stops>
      </style:paragraph-properties>
    </style:style>
    <style:style style:name="P11" style:family="paragraph" style:parent-style-name="Standard">
      <style:paragraph-properties fo:margin-top="0in" fo:margin-bottom="0in" loext:contextual-spacing="false" fo:orphans="2" fo:widows="2"/>
      <style:text-properties officeooo:paragraph-rsid="000991c8"/>
    </style:style>
    <style:style style:name="P12" style:family="paragraph" style:parent-style-name="Standard">
      <style:paragraph-properties fo:margin-top="0in" fo:margin-bottom="0in" loext:contextual-spacing="false" fo:orphans="2" fo:widows="2"/>
      <style:text-properties officeooo:paragraph-rsid="001318bc"/>
    </style:style>
    <style:style style:name="P13" style:family="paragraph" style:parent-style-name="Standard">
      <style:paragraph-properties fo:margin-top="0in" fo:margin-bottom="0in" loext:contextual-spacing="false" fo:text-align="center" style:justify-single-word="false" fo:orphans="2" fo:widows="2"/>
    </style:style>
    <style:style style:name="P14" style:family="paragraph" style:parent-style-name="Standard">
      <style:paragraph-properties fo:margin-top="0in" fo:margin-bottom="0in" loext:contextual-spacing="false" fo:text-align="center" style:justify-single-word="false" fo:orphans="2" fo:widows="2">
        <style:tab-stops>
          <style:tab-stop style:position="3in" style:type="center"/>
          <style:tab-stop style:position="6in" style:type="right"/>
        </style:tab-stops>
      </style:paragraph-properties>
    </style:style>
    <style:style style:name="P15" style:family="paragraph" style:parent-style-name="Standard">
      <style:paragraph-properties fo:margin-top="0in" fo:margin-bottom="0in" loext:contextual-spacing="false" fo:text-align="justify" style:justify-single-word="false" fo:orphans="2" fo:widows="2"/>
    </style:style>
    <style:style style:name="P16"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rsid="000f8b92" officeooo:paragraph-rsid="00154eb5" fo:background-color="#ff3333"/>
    </style:style>
    <style:style style:name="P17" style:family="paragraph" style:parent-style-name="Standard">
      <style:paragraph-properties fo:margin-top="0in" fo:margin-bottom="0in" loext:contextual-spacing="false" fo:orphans="2" fo:widows="2" fo:break-before="page"/>
    </style:style>
    <style:style style:name="P18" style:family="paragraph" style:parent-style-name="Standard">
      <style:paragraph-properties fo:margin-top="0in" fo:margin-bottom="0in" loext:contextual-spacing="false" fo:orphans="2" fo:widows="2" fo:break-before="page">
        <style:tab-stops>
          <style:tab-stop style:position="3in" style:type="center"/>
          <style:tab-stop style:position="6in" style:type="right"/>
        </style:tab-stops>
      </style:paragraph-properties>
      <style:text-properties officeooo:paragraph-rsid="00112c8c"/>
    </style:style>
    <style:style style:name="P19" style:family="paragraph" style:parent-style-name="Standard">
      <style:paragraph-properties fo:margin-top="0in" fo:margin-bottom="0in" loext:contextual-spacing="false" fo:orphans="2" fo:widows="2" fo:break-before="page">
        <style:tab-stops>
          <style:tab-stop style:position="3in" style:type="center"/>
          <style:tab-stop style:position="6in" style:type="right"/>
        </style:tab-stops>
      </style:paragraph-properties>
      <style:text-properties officeooo:rsid="000db406" officeooo:paragraph-rsid="000f8b92"/>
    </style:style>
    <style:style style:name="P20" style:family="paragraph" style:parent-style-name="Standard">
      <style:paragraph-properties fo:margin-left="0in" fo:margin-right="0in" fo:margin-top="0in" fo:margin-bottom="0in" loext:contextual-spacing="false" fo:orphans="2" fo:widows="2" fo:text-indent="0.5in" style:auto-text-indent="false"/>
    </style:style>
    <style:style style:name="P21" style:family="paragraph" style:parent-style-name="Standard">
      <style:paragraph-properties fo:margin-left="0in" fo:margin-right="0in" fo:margin-top="0in" fo:margin-bottom="0in" loext:contextual-spacing="false" fo:orphans="2" fo:widows="2" fo:text-indent="0.5in" style:auto-text-indent="false"/>
      <style:text-properties officeooo:paragraph-rsid="001e1d29"/>
    </style:style>
    <style:style style:name="P22" style:family="paragraph" style:parent-style-name="Standard">
      <style:paragraph-properties fo:margin-left="0in" fo:margin-right="0in" fo:margin-top="0.0693in" fo:margin-bottom="0.0693in" loext:contextual-spacing="false" fo:orphans="2" fo:widows="2" fo:text-indent="0.5in" style:auto-text-indent="false"/>
    </style:style>
    <style:style style:name="P23" style:family="paragraph" style:parent-style-name="Standard">
      <style:paragraph-properties fo:margin-top="0.0693in" fo:margin-bottom="0.0693in" loext:contextual-spacing="false" fo:orphans="2" fo:widows="2"/>
    </style:style>
    <style:style style:name="P24" style:family="paragraph" style:parent-style-name="Standard">
      <style:paragraph-properties fo:margin-top="0.0693in" fo:margin-bottom="0.0693in" loext:contextual-spacing="false" fo:orphans="2" fo:widows="2"/>
      <style:text-properties officeooo:paragraph-rsid="001e1d29"/>
    </style:style>
    <style:style style:name="P25"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style>
    <style:style style:name="P26" style:family="paragraph" style:parent-style-name="Standard">
      <style:paragraph-properties fo:margin-left="0.5in" fo:margin-right="0in" fo:margin-top="0in" fo:margin-bottom="0in" loext:contextual-spacing="false" fo:orphans="2" fo:widows="2" fo:text-indent="0in" style:auto-text-indent="false"/>
    </style:style>
    <style:style style:name="P27" style:family="paragraph" style:parent-style-name="Standard">
      <style:paragraph-properties fo:margin-left="0.5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style>
    <style:style style:name="P28" style:family="paragraph" style:parent-style-name="Standard">
      <style:paragraph-properties fo:margin-left="0.5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text-properties officeooo:paragraph-rsid="001e1d29"/>
    </style:style>
    <style:style style:name="P29" style:family="paragraph" style:parent-style-name="Standard">
      <style:paragraph-properties fo:margin-left="2.25in" fo:margin-right="0in" fo:margin-top="0in" fo:margin-bottom="0in" loext:contextual-spacing="false" fo:orphans="2" fo:widows="2" fo:text-indent="0in" style:auto-text-indent="false">
        <style:tab-stops>
          <style:tab-stop style:position="0.3752in" style:type="right"/>
        </style:tab-stops>
      </style:paragraph-properties>
    </style:style>
    <style:style style:name="P30" style:family="paragraph" style:parent-style-name="Standard">
      <style:paragraph-properties fo:margin-left="0.75in" fo:margin-right="0in" fo:margin-top="0in" fo:margin-bottom="0in" loext:contextual-spacing="false" fo:orphans="2" fo:widows="2" fo:text-indent="0in" style:auto-text-indent="false"/>
    </style:style>
    <style:style style:name="P31" style:family="paragraph" style:parent-style-name="Standard">
      <style:paragraph-properties fo:margin-left="0.8126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style>
    <style:style style:name="P32" style:family="paragraph" style:parent-style-name="Standard">
      <style:paragraph-properties fo:margin-left="2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style>
    <style:style style:name="P33" style:family="paragraph" style:parent-style-name="Standard">
      <style:paragraph-properties fo:margin-left="0.528in" fo:margin-right="0in" fo:margin-top="0in" fo:margin-bottom="0in" loext:contextual-spacing="false" fo:orphans="2" fo:widows="2" fo:text-indent="0in" style:auto-text-indent="false"/>
    </style:style>
    <style:style style:name="P34" style:family="paragraph" style:parent-style-name="Standard">
      <style:paragraph-properties fo:margin-left="1.5in" fo:margin-right="0in" fo:margin-top="0in" fo:margin-bottom="0in" loext:contextual-spacing="false" fo:orphans="2" fo:widows="2" fo:text-indent="0in" style:auto-text-indent="false"/>
    </style:style>
    <style:style style:name="P35" style:family="paragraph" style:parent-style-name="Standard">
      <style:paragraph-properties fo:margin-left="1.75in" fo:margin-right="0in" fo:margin-top="0in" fo:margin-bottom="0in" loext:contextual-spacing="false" fo:text-align="justify" style:justify-single-word="false" fo:orphans="2" fo:widows="2" fo:text-indent="0in" style:auto-text-indent="false"/>
    </style:style>
    <style:style style:name="P36" style:family="paragraph" style:parent-style-name="Text_20_body">
      <style:paragraph-properties fo:margin-left="0in" fo:margin-right="0in" fo:margin-top="0in" fo:margin-bottom="0in" loext:contextual-spacing="false" fo:text-indent="0in" style:auto-text-indent="false"/>
    </style:style>
    <style:style style:name="P37"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fo:font-size="12pt" officeooo:rsid="000db406" officeooo:paragraph-rsid="000f8b92" style:font-size-asian="12pt" style:font-size-complex="12pt"/>
    </style:style>
    <style:style style:name="P38"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fo:font-size="12pt" officeooo:rsid="000db406" officeooo:paragraph-rsid="00112c8c" style:font-size-asian="12pt" style:font-size-complex="12pt"/>
    </style:style>
    <style:style style:name="P39" style:family="paragraph" style:parent-style-name="Standard">
      <style:paragraph-properties fo:margin-top="0in" fo:margin-bottom="0in" loext:contextual-spacing="false" fo:orphans="2" fo:widows="2"/>
      <style:text-properties fo:font-size="12pt" style:font-size-asian="12pt" style:font-size-complex="12pt"/>
    </style:style>
    <style:style style:name="P40" style:family="paragraph" style:parent-style-name="Standard">
      <style:paragraph-properties fo:margin-top="0in" fo:margin-bottom="0in" loext:contextual-spacing="false" fo:orphans="2" fo:widows="2">
        <style:tab-stops>
          <style:tab-stop style:position="1in"/>
          <style:tab-stop style:position="1.3in"/>
        </style:tab-stops>
      </style:paragraph-properties>
      <style:text-properties fo:font-size="12pt" officeooo:paragraph-rsid="001318bc" style:font-size-asian="12pt" style:font-size-complex="12pt"/>
    </style:style>
    <style:style style:name="P41" style:family="paragraph" style:parent-style-name="Standard">
      <style:paragraph-properties fo:margin-top="0in" fo:margin-bottom="0in" loext:contextual-spacing="false" fo:orphans="2" fo:widows="2">
        <style:tab-stops>
          <style:tab-stop style:position="1in"/>
          <style:tab-stop style:position="1.3in"/>
        </style:tab-stops>
      </style:paragraph-properties>
      <style:text-properties fo:font-size="12pt" officeooo:paragraph-rsid="000991c8" style:font-size-asian="12pt" style:font-size-complex="12pt"/>
    </style:style>
    <style:style style:name="P42"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fo:font-size="12pt" style:font-size-asian="12pt" style:font-size-complex="12pt"/>
    </style:style>
    <style:style style:name="P43"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fo:font-size="12pt" officeooo:paragraph-rsid="001e1d29" style:font-size-asian="12pt" style:font-size-complex="12pt"/>
    </style:style>
    <style:style style:name="P44"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fo:font-size="12pt" officeooo:paragraph-rsid="000991c8" style:font-size-asian="12pt" style:font-size-complex="12pt"/>
    </style:style>
    <style:style style:name="P45" style:family="paragraph" style:parent-style-name="Standard">
      <style:paragraph-properties fo:margin-top="0in" fo:margin-bottom="0in" loext:contextual-spacing="false" fo:orphans="2" fo:widows="2">
        <style:tab-stops>
          <style:tab-stop style:position="0.5in"/>
          <style:tab-stop style:position="1in"/>
          <style:tab-stop style:position="1.3in"/>
        </style:tab-stops>
      </style:paragraph-properties>
      <style:text-properties fo:font-size="12pt" officeooo:paragraph-rsid="001318bc" style:font-size-asian="12pt" style:font-size-complex="12pt"/>
    </style:style>
    <style:style style:name="P46" style:family="paragraph" style:parent-style-name="Standard">
      <style:paragraph-properties fo:margin-top="0in" fo:margin-bottom="0in" loext:contextual-spacing="false" fo:orphans="2" fo:widows="2"/>
      <style:text-properties fo:font-size="12pt" officeooo:paragraph-rsid="001318bc" style:font-size-asian="12pt" style:font-size-complex="12pt"/>
    </style:style>
    <style:style style:name="P47" style:family="paragraph" style:parent-style-name="Standard">
      <style:paragraph-properties fo:margin-top="0in" fo:margin-bottom="0in" loext:contextual-spacing="false" fo:orphans="2" fo:widows="2">
        <style:tab-stops>
          <style:tab-stop style:position="0.5in"/>
          <style:tab-stop style:position="0.8in"/>
        </style:tab-stops>
      </style:paragraph-properties>
      <style:text-properties fo:font-size="12pt" officeooo:paragraph-rsid="001318bc" style:font-size-asian="12pt" style:font-size-complex="12pt"/>
    </style:style>
    <style:style style:name="P48" style:family="paragraph" style:parent-style-name="Standard">
      <style:paragraph-properties fo:margin-top="0in" fo:margin-bottom="0in" loext:contextual-spacing="false" fo:orphans="2" fo:widows="2"/>
      <style:text-properties fo:font-size="12pt" officeooo:paragraph-rsid="000991c8" style:font-size-asian="12pt" style:font-size-complex="12pt"/>
    </style:style>
    <style:style style:name="P49" style:family="paragraph" style:parent-style-name="Standard">
      <style:paragraph-properties fo:margin-top="0in" fo:margin-bottom="0in" loext:contextual-spacing="false" fo:orphans="2" fo:widows="2">
        <style:tab-stops>
          <style:tab-stop style:position="0.75in"/>
          <style:tab-stop style:position="0.8752in"/>
        </style:tab-stops>
      </style:paragraph-properties>
      <style:text-properties fo:font-size="12pt" style:font-size-asian="12pt" style:font-size-complex="12pt"/>
    </style:style>
    <style:style style:name="P50" style:family="paragraph" style:parent-style-name="Standard">
      <style:paragraph-properties fo:margin-top="0in" fo:margin-bottom="0in" loext:contextual-spacing="false" fo:text-align="center" style:justify-single-word="false" fo:orphans="2" fo:widows="2"/>
      <style:text-properties fo:font-size="12pt" style:font-size-asian="12pt" style:font-size-complex="12pt"/>
    </style:style>
    <style:style style:name="P51" style:family="paragraph" style:parent-style-name="Standard">
      <style:paragraph-properties fo:margin-top="0in" fo:margin-bottom="0in" loext:contextual-spacing="false" fo:text-align="center" style:justify-single-word="false" fo:orphans="2" fo:widows="2">
        <style:tab-stops>
          <style:tab-stop style:position="2.7291in"/>
        </style:tab-stops>
      </style:paragraph-properties>
      <style:text-properties fo:font-size="12pt" style:font-size-asian="12pt" style:font-size-complex="12pt"/>
    </style:style>
    <style:style style:name="P52" style:family="paragraph" style:parent-style-name="Standard">
      <style:paragraph-properties fo:margin-top="0in" fo:margin-bottom="0in" loext:contextual-spacing="false" fo:text-align="justify" style:justify-single-word="false" fo:orphans="2" fo:widows="2"/>
      <style:text-properties fo:font-size="12pt" style:font-size-asian="12pt" style:font-size-complex="12pt"/>
    </style:style>
    <style:style style:name="P53" style:family="paragraph" style:parent-style-name="Standard">
      <style:paragraph-properties fo:margin-top="0in" fo:margin-bottom="0in" loext:contextual-spacing="false" fo:orphans="2" fo:widows="2"/>
      <style:text-properties fo:font-size="12pt" style:text-underline-style="solid" style:text-underline-width="auto" style:text-underline-color="font-color" fo:font-weight="bold" style:font-size-asian="12pt" style:font-weight-asian="bold" style:font-size-complex="12pt"/>
    </style:style>
    <style:style style:name="P54" style:family="paragraph" style:parent-style-name="Standard">
      <style:paragraph-properties fo:margin-top="0in" fo:margin-bottom="0in" loext:contextual-spacing="false" fo:orphans="2" fo:widows="2">
        <style:tab-stops>
          <style:tab-stop style:position="1in"/>
          <style:tab-stop style:position="1.3in"/>
        </style:tab-stops>
      </style:paragraph-properties>
      <style:text-properties fo:font-size="12pt" style:text-underline-style="solid" style:text-underline-width="auto" style:text-underline-color="font-color" fo:font-weight="bold" officeooo:paragraph-rsid="001318bc" style:font-size-asian="12pt" style:font-weight-asian="bold" style:font-size-complex="12pt"/>
    </style:style>
    <style:style style:name="P55" style:family="paragraph" style:parent-style-name="Standard">
      <style:paragraph-properties fo:margin-top="0in" fo:margin-bottom="0in" loext:contextual-spacing="false" fo:orphans="2" fo:widows="2">
        <style:tab-stops>
          <style:tab-stop style:position="1in"/>
          <style:tab-stop style:position="1.3in"/>
        </style:tab-stops>
      </style:paragraph-properties>
      <style:text-properties fo:font-size="12pt" style:text-underline-style="solid" style:text-underline-width="auto" style:text-underline-color="font-color" fo:font-weight="bold" officeooo:paragraph-rsid="000991c8" style:font-size-asian="12pt" style:font-weight-asian="bold" style:font-size-complex="12pt"/>
    </style:style>
    <style:style style:name="P56" style:family="paragraph" style:parent-style-name="Standard">
      <style:paragraph-properties fo:margin-top="0in" fo:margin-bottom="0in" loext:contextual-spacing="false" fo:orphans="2" fo:widows="2">
        <style:tab-stops>
          <style:tab-stop style:position="0.5in"/>
          <style:tab-stop style:position="1in"/>
          <style:tab-stop style:position="1.3in"/>
        </style:tab-stops>
      </style:paragraph-properties>
      <style:text-properties fo:font-size="12pt" style:text-underline-style="solid" style:text-underline-width="auto" style:text-underline-color="font-color" fo:font-weight="bold" officeooo:paragraph-rsid="001318bc" style:font-size-asian="12pt" style:font-weight-asian="bold" style:font-size-complex="12pt"/>
    </style:style>
    <style:style style:name="P57" style:family="paragraph" style:parent-style-name="Standard">
      <style:paragraph-properties fo:margin-top="0in" fo:margin-bottom="0in" loext:contextual-spacing="false" fo:orphans="2" fo:widows="2"/>
      <style:text-properties fo:font-size="12pt" style:text-underline-style="solid" style:text-underline-width="auto" style:text-underline-color="font-color" fo:font-weight="bold" officeooo:paragraph-rsid="001318bc" style:font-size-asian="12pt" style:font-weight-asian="bold" style:font-size-complex="12pt"/>
    </style:style>
    <style:style style:name="P58" style:family="paragraph" style:parent-style-name="Standard">
      <style:paragraph-properties fo:margin-top="0in" fo:margin-bottom="0in" loext:contextual-spacing="false" fo:orphans="2" fo:widows="2">
        <style:tab-stops>
          <style:tab-stop style:position="0.5in"/>
          <style:tab-stop style:position="0.8in"/>
        </style:tab-stops>
      </style:paragraph-properties>
      <style:text-properties fo:font-size="12pt" style:text-underline-style="solid" style:text-underline-width="auto" style:text-underline-color="font-color" fo:font-weight="bold" officeooo:paragraph-rsid="001318bc" style:font-size-asian="12pt" style:font-weight-asian="bold" style:font-size-complex="12pt"/>
    </style:style>
    <style:style style:name="P59" style:family="paragraph" style:parent-style-name="Standard">
      <style:paragraph-properties fo:margin-top="0in" fo:margin-bottom="0in" loext:contextual-spacing="false" fo:orphans="2" fo:widows="2"/>
      <style:text-properties fo:font-size="12pt" style:text-underline-style="solid" style:text-underline-width="auto" style:text-underline-color="font-color" fo:font-weight="bold" officeooo:paragraph-rsid="000991c8" style:font-size-asian="12pt" style:font-weight-asian="bold" style:font-size-complex="12pt"/>
    </style:style>
    <style:style style:name="P60" style:family="paragraph" style:parent-style-name="Standard">
      <style:paragraph-properties fo:margin-top="0in" fo:margin-bottom="0in" loext:contextual-spacing="false" fo:orphans="2" fo:widows="2">
        <style:tab-stops>
          <style:tab-stop style:position="1in"/>
          <style:tab-stop style:position="1.3in"/>
        </style:tab-stops>
      </style:paragraph-properties>
      <style:text-properties fo:font-size="12pt" style:text-underline-style="solid" style:text-underline-width="auto" style:text-underline-color="font-color" fo:font-weight="bold" officeooo:rsid="000db406" officeooo:paragraph-rsid="001318bc" style:font-size-asian="12pt" style:font-weight-asian="bold" style:font-size-complex="12pt"/>
    </style:style>
    <style:style style:name="P61" style:family="paragraph" style:parent-style-name="Standard">
      <style:paragraph-properties fo:margin-top="0in" fo:margin-bottom="0in" loext:contextual-spacing="false" fo:orphans="2" fo:widows="2"/>
      <style:text-properties fo:font-size="12pt" style:text-underline-style="solid" style:text-underline-width="auto" style:text-underline-color="font-color" style:font-size-asian="12pt" style:font-size-complex="12pt"/>
    </style:style>
    <style:style style:name="P62" style:family="paragraph" style:parent-style-name="Standard">
      <style:paragraph-properties fo:margin-top="0in" fo:margin-bottom="0in" loext:contextual-spacing="false" fo:orphans="2" fo:widows="2">
        <style:tab-stops>
          <style:tab-stop style:position="0.5in"/>
          <style:tab-stop style:position="0.8in"/>
        </style:tab-stops>
      </style:paragraph-properties>
      <style:text-properties fo:font-size="12pt" style:text-underline-style="solid" style:text-underline-width="auto" style:text-underline-color="font-color" officeooo:paragraph-rsid="000991c8" style:font-size-asian="12pt" style:font-size-complex="12pt"/>
    </style:style>
    <style:style style:name="P63"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fo:font-size="12pt" style:text-underline-style="solid" style:text-underline-width="auto" style:text-underline-color="font-color" style:font-size-asian="12pt" style:font-size-complex="12pt"/>
    </style:style>
    <style:style style:name="P64" style:family="paragraph" style:parent-style-name="Standard">
      <style:paragraph-properties fo:margin-top="0in" fo:margin-bottom="0in" loext:contextual-spacing="false" fo:text-align="center" style:justify-single-word="false" fo:orphans="2" fo:widows="2"/>
      <style:text-properties fo:font-size="12pt" fo:font-weight="bold" style:font-size-asian="12pt" style:font-weight-asian="bold" style:font-size-complex="12pt"/>
    </style:style>
    <style:style style:name="P65" style:family="paragraph" style:parent-style-name="Standard">
      <style:paragraph-properties fo:margin-top="0in" fo:margin-bottom="0in" loext:contextual-spacing="false" fo:text-align="center" style:justify-single-word="false" fo:orphans="2" fo:widows="2">
        <style:tab-stops>
          <style:tab-stop style:position="3in" style:type="center"/>
          <style:tab-stop style:position="6in" style:type="right"/>
        </style:tab-stops>
      </style:paragraph-properties>
      <style:text-properties fo:font-size="12pt" fo:font-weight="bold" style:font-size-asian="12pt" style:font-weight-asian="bold" style:font-size-complex="12pt"/>
    </style:style>
    <style:style style:name="P66" style:family="paragraph" style:parent-style-name="Standard">
      <style:paragraph-properties fo:margin-top="0in" fo:margin-bottom="0in" loext:contextual-spacing="false" fo:orphans="2" fo:widows="2"/>
      <style:text-properties fo:font-size="12pt" fo:font-weight="bold" style:font-size-asian="12pt" style:font-weight-asian="bold" style:font-size-complex="12pt"/>
    </style:style>
    <style:style style:name="P67" style:family="paragraph" style:parent-style-name="Standard" style:list-style-name="WWNum11">
      <style:paragraph-properties fo:margin-left="0in" fo:margin-right="0in" fo:margin-top="0.0693in" fo:margin-bottom="0.0693in" loext:contextual-spacing="true" fo:orphans="2" fo:widows="2" fo:text-indent="0in" style:auto-text-indent="false">
        <style:tab-stops>
          <style:tab-stop style:position="3.25in" style:type="center"/>
          <style:tab-stop style:position="6.5in" style:type="right"/>
        </style:tab-stops>
      </style:paragraph-properties>
      <style:text-properties fo:font-size="12pt" officeooo:paragraph-rsid="001e2fc4" style:font-size-asian="12pt" style:font-size-complex="12pt"/>
    </style:style>
    <style:style style:name="P68" style:family="paragraph" style:parent-style-name="Standard" style:list-style-name="WWNum3">
      <style:paragraph-properties fo:margin-left="0.75in" fo:margin-right="0in" fo:margin-top="0.0693in" fo:margin-bottom="0.0693in" loext:contextual-spacing="true" fo:orphans="2" fo:widows="2" fo:text-indent="-0.5in" style:auto-text-indent="false"/>
      <style:text-properties fo:font-size="12pt" officeooo:paragraph-rsid="001e1d29" style:font-size-asian="12pt" style:font-size-complex="12pt"/>
    </style:style>
    <style:style style:name="P69" style:family="paragraph" style:parent-style-name="Standard" style:list-style-name="WWNum3">
      <style:paragraph-properties fo:margin-left="0.75in" fo:margin-right="0in" fo:orphans="2" fo:widows="2" fo:text-indent="-0.5in" style:auto-text-indent="false">
        <style:tab-stops>
          <style:tab-stop style:position="3.25in" style:type="center"/>
          <style:tab-stop style:position="6.5in" style:type="right"/>
        </style:tab-stops>
      </style:paragraph-properties>
      <style:text-properties fo:font-variant="small-caps" fo:font-size="12pt" fo:font-weight="bold" style:font-size-asian="12pt" style:font-weight-asian="bold" style:font-size-complex="12pt"/>
    </style:style>
    <style:style style:name="P70" style:family="paragraph" style:parent-style-name="Standard" style:list-style-name="WWNum3">
      <style:paragraph-properties fo:margin-left="0.75in" fo:margin-right="0in" fo:orphans="2" fo:widows="2" fo:text-indent="-0.5in" style:auto-text-indent="false">
        <style:tab-stops>
          <style:tab-stop style:position="3.25in" style:type="center"/>
          <style:tab-stop style:position="6.5in" style:type="right"/>
        </style:tab-stops>
      </style:paragraph-properties>
      <style:text-properties fo:font-variant="small-caps" fo:font-size="12pt" fo:font-weight="bold" officeooo:paragraph-rsid="001e1d29" style:font-size-asian="12pt" style:font-weight-asian="bold" style:font-size-complex="12pt"/>
    </style:style>
    <style:style style:name="P71" style:family="paragraph" style:parent-style-name="Standard" style:list-style-name="WWNum20">
      <style:paragraph-properties fo:margin-left="0.75in" fo:margin-right="0in" fo:orphans="2" fo:widows="2" fo:text-indent="-0.5in" style:auto-text-indent="false">
        <style:tab-stops>
          <style:tab-stop style:position="3.25in" style:type="center"/>
          <style:tab-stop style:position="6.5in" style:type="right"/>
        </style:tab-stops>
      </style:paragraph-properties>
      <style:text-properties fo:font-size="12pt" style:font-size-asian="12pt" style:font-size-complex="12pt"/>
    </style:style>
    <style:style style:name="P72" style:family="paragraph" style:parent-style-name="Standard" style:list-style-name="WWNum6">
      <style:paragraph-properties fo:margin-left="0.75in" fo:margin-right="0in" fo:orphans="2" fo:widows="2" fo:text-indent="-0.5in" style:auto-text-indent="false"/>
      <style:text-properties fo:font-size="12pt" style:font-size-asian="12pt" style:font-size-complex="12pt"/>
    </style:style>
    <style:style style:name="P73" style:family="paragraph" style:parent-style-name="Standard" style:list-style-name="WWNum6">
      <style:paragraph-properties fo:margin-left="0.75in" fo:margin-right="0in" fo:orphans="2" fo:widows="2" fo:text-indent="-0.5in" style:auto-text-indent="false"/>
      <style:text-properties fo:font-size="12pt" style:text-underline-style="solid" style:text-underline-width="auto" style:text-underline-color="font-color" style:font-size-asian="12pt" style:font-size-complex="12pt"/>
    </style:style>
    <style:style style:name="P74" style:family="paragraph" style:parent-style-name="Standard" style:list-style-name="WWNum6">
      <style:paragraph-properties fo:margin-left="0.75in" fo:margin-right="0in" fo:margin-top="0in" fo:margin-bottom="0.139in" loext:contextual-spacing="true" fo:line-height="115%" fo:orphans="2" fo:widows="2" fo:text-indent="-0.5in" style:auto-text-indent="false"/>
    </style:style>
    <style:style style:name="P75" style:family="paragraph" style:parent-style-name="Standard" style:list-style-name="WWNum6">
      <style:paragraph-properties fo:margin-left="0.75in" fo:margin-right="0in" fo:margin-top="0in" fo:margin-bottom="0.139in" loext:contextual-spacing="true" fo:line-height="115%" fo:orphans="2" fo:widows="2" fo:text-indent="-0.5in" style:auto-text-indent="false"/>
      <style:text-properties fo:font-size="12pt" style:text-underline-style="solid" style:text-underline-width="auto" style:text-underline-color="font-color" fo:font-weight="bold" style:font-size-asian="12pt" style:font-weight-asian="bold" style:font-size-complex="12pt"/>
    </style:style>
    <style:style style:name="P76" style:family="paragraph" style:parent-style-name="Standard" style:list-style-name="WWNum6">
      <style:paragraph-properties fo:margin-left="0.75in" fo:margin-right="0in" fo:margin-top="0in" fo:margin-bottom="0.139in" loext:contextual-spacing="true" fo:line-height="115%" fo:text-align="center" style:justify-single-word="false" fo:orphans="2" fo:widows="2" fo:text-indent="-0.5in" style:auto-text-indent="false"/>
      <style:text-properties fo:font-size="12pt" fo:font-weight="bold" style:font-size-asian="12pt" style:font-weight-asian="bold" style:font-size-complex="12pt"/>
    </style:style>
    <style:style style:name="P77" style:family="paragraph" style:parent-style-name="Standard" style:list-style-name="WWNum3">
      <style:paragraph-properties fo:margin-left="1in" fo:margin-right="0in" fo:margin-top="0.0693in" fo:margin-bottom="0.0693in" loext:contextual-spacing="true" fo:orphans="2" fo:widows="2" fo:text-indent="-0.25in" style:auto-text-indent="false"/>
      <style:text-properties fo:font-size="12pt" officeooo:paragraph-rsid="001e1d29" style:font-size-asian="12pt" style:font-size-complex="12pt"/>
    </style:style>
    <style:style style:name="P78" style:family="paragraph" style:parent-style-name="Standard" style:list-style-name="WWNum4">
      <style:paragraph-properties fo:margin-left="1in" fo:margin-right="0in" fo:orphans="2" fo:widows="2" fo:text-indent="-0.25in" style:auto-text-indent="false">
        <style:tab-stops>
          <style:tab-stop style:position="3.25in" style:type="center"/>
          <style:tab-stop style:position="6.5in" style:type="right"/>
        </style:tab-stops>
      </style:paragraph-properties>
      <style:text-properties officeooo:paragraph-rsid="001e1d29"/>
    </style:style>
    <style:style style:name="P79" style:family="paragraph" style:parent-style-name="Standard" style:list-style-name="WWNum20">
      <style:paragraph-properties fo:margin-left="1in" fo:margin-right="0in" fo:orphans="2" fo:widows="2" fo:text-indent="-0.25in" style:auto-text-indent="false">
        <style:tab-stops>
          <style:tab-stop style:position="3.25in" style:type="center"/>
          <style:tab-stop style:position="6.5in" style:type="right"/>
        </style:tab-stops>
      </style:paragraph-properties>
    </style:style>
    <style:style style:name="P80" style:family="paragraph" style:parent-style-name="Standard" style:list-style-name="WWNum4">
      <style:paragraph-properties fo:margin-left="1in" fo:margin-right="0in" fo:orphans="2" fo:widows="2" fo:text-indent="-0.25in" style:auto-text-indent="false">
        <style:tab-stops>
          <style:tab-stop style:position="3.25in" style:type="center"/>
          <style:tab-stop style:position="6.5in" style:type="right"/>
        </style:tab-stops>
      </style:paragraph-properties>
      <style:text-properties fo:font-variant="small-caps" fo:font-size="12pt" fo:font-weight="bold" officeooo:paragraph-rsid="001e1d29" style:font-size-asian="12pt" style:font-weight-asian="bold" style:font-size-complex="12pt"/>
    </style:style>
    <style:style style:name="P81" style:family="paragraph" style:parent-style-name="Standard" style:list-style-name="WWNum3">
      <style:paragraph-properties fo:margin-left="1in" fo:margin-right="0in" fo:orphans="2" fo:widows="2" fo:text-indent="-0.25in" style:auto-text-indent="false">
        <style:tab-stops>
          <style:tab-stop style:position="3.25in" style:type="center"/>
          <style:tab-stop style:position="6.5in" style:type="right"/>
        </style:tab-stops>
      </style:paragraph-properties>
      <style:text-properties fo:font-variant="small-caps" fo:font-size="12pt" fo:font-weight="bold" style:font-size-asian="12pt" style:font-weight-asian="bold" style:font-size-complex="12pt"/>
    </style:style>
    <style:style style:name="P82" style:family="paragraph" style:parent-style-name="Standard" style:list-style-name="WWNum20">
      <style:paragraph-properties fo:margin-left="1in" fo:margin-right="0in" fo:orphans="2" fo:widows="2" fo:text-indent="-0.25in" style:auto-text-indent="false">
        <style:tab-stops>
          <style:tab-stop style:position="3.25in" style:type="center"/>
          <style:tab-stop style:position="6.5in" style:type="right"/>
        </style:tab-stops>
      </style:paragraph-properties>
      <style:text-properties fo:font-size="12pt" style:font-size-asian="12pt" style:font-size-complex="12pt"/>
    </style:style>
    <style:style style:name="P83" style:family="paragraph" style:parent-style-name="Standard" style:list-style-name="WWNum30">
      <style:paragraph-properties fo:margin-left="1in" fo:margin-right="0in" fo:orphans="2" fo:widows="2" fo:text-indent="-0.25in" style:auto-text-indent="false"/>
      <style:text-properties fo:font-size="12pt" style:font-size-asian="12pt" style:font-size-complex="12pt"/>
    </style:style>
    <style:style style:name="P84" style:family="paragraph" style:parent-style-name="Standard" style:list-style-name="WWNum4">
      <style:paragraph-properties fo:margin-left="1in" fo:margin-right="0in" fo:margin-top="0in" fo:margin-bottom="0in" loext:contextual-spacing="false" fo:orphans="2" fo:widows="2" fo:text-indent="-0.25in" style:auto-text-indent="false">
        <style:tab-stops>
          <style:tab-stop style:position="3.25in" style:type="center"/>
          <style:tab-stop style:position="6.5in" style:type="right"/>
        </style:tab-stops>
      </style:paragraph-properties>
      <style:text-properties fo:font-variant="small-caps" fo:font-size="12pt" fo:font-weight="bold" officeooo:rsid="000db406" officeooo:paragraph-rsid="001e1d29" style:font-size-asian="12pt" style:font-weight-asian="bold" style:font-size-complex="12pt"/>
    </style:style>
    <style:style style:name="P85" style:family="paragraph" style:parent-style-name="Standard" style:list-style-name="WWNum3">
      <style:paragraph-properties fo:margin-left="1in" fo:margin-right="0in" fo:margin-top="0in" fo:margin-bottom="0.139in" loext:contextual-spacing="true" fo:line-height="115%" fo:orphans="2" fo:widows="2" fo:text-indent="-0.25in" style:auto-text-indent="false"/>
      <style:text-properties fo:font-size="12pt" style:font-size-asian="12pt" style:font-size-complex="12pt"/>
    </style:style>
    <style:style style:name="P86" style:family="paragraph" style:parent-style-name="Standard" style:list-style-name="WWNum2">
      <style:paragraph-properties fo:margin-left="1in" fo:margin-right="0in" fo:margin-top="0in" fo:margin-bottom="0.139in" loext:contextual-spacing="true" fo:line-height="115%" fo:orphans="2" fo:widows="2" fo:text-indent="-0.25in" style:auto-text-indent="false"/>
      <style:text-properties fo:font-size="12pt" style:font-size-asian="12pt" style:font-size-complex="12pt"/>
    </style:style>
    <style:style style:name="P87" style:family="paragraph" style:parent-style-name="Standard" style:list-style-name="WWNum6">
      <style:paragraph-properties fo:margin-left="1in" fo:margin-right="0in" fo:margin-top="0in" fo:margin-bottom="0.139in" loext:contextual-spacing="true" fo:line-height="115%" fo:orphans="2" fo:widows="2" fo:text-indent="-0.25in" style:auto-text-indent="false"/>
      <style:text-properties fo:font-size="12pt" style:font-size-asian="12pt" style:font-size-complex="12pt"/>
    </style:style>
    <style:style style:name="P88" style:family="paragraph" style:parent-style-name="Standard" style:list-style-name="WWNum6">
      <style:paragraph-properties fo:margin-left="1in" fo:margin-right="0in" fo:margin-top="0in" fo:margin-bottom="0.139in" loext:contextual-spacing="true" fo:line-height="115%" fo:orphans="2" fo:widows="2" fo:text-indent="-0.25in" style:auto-text-indent="false">
        <style:tab-stops>
          <style:tab-stop style:position="0.75in"/>
          <style:tab-stop style:position="0.8752in"/>
        </style:tab-stops>
      </style:paragraph-properties>
      <style:text-properties fo:font-size="12pt" style:font-size-asian="12pt" style:font-size-complex="12pt"/>
    </style:style>
    <style:style style:name="P89" style:family="paragraph" style:parent-style-name="Standard" style:list-style-name="WWNum39">
      <style:paragraph-properties fo:margin-left="1in" fo:margin-right="0in" fo:margin-top="0in" fo:margin-bottom="0.139in" loext:contextual-spacing="true" fo:line-height="115%" fo:orphans="2" fo:widows="2" fo:text-indent="-0.25in" style:auto-text-indent="false"/>
      <style:text-properties fo:font-size="12pt" style:font-size-asian="12pt" style:font-size-complex="12pt"/>
    </style:style>
    <style:style style:name="P90" style:family="paragraph" style:parent-style-name="Standard">
      <style:paragraph-properties fo:margin-top="0.0693in" fo:margin-bottom="0.0693in" loext:contextual-spacing="false" fo:orphans="2" fo:widows="2"/>
      <style:text-properties fo:font-size="12pt" style:font-size-asian="12pt" style:font-size-complex="12pt"/>
    </style:style>
    <style:style style:name="P91" style:family="paragraph" style:parent-style-name="Standard">
      <style:paragraph-properties fo:margin-top="0.0693in" fo:margin-bottom="0.0693in" loext:contextual-spacing="false" fo:orphans="2" fo:widows="2"/>
      <style:text-properties fo:font-size="12pt" officeooo:paragraph-rsid="001e1d29" style:font-size-asian="12pt" style:font-size-complex="12pt"/>
    </style:style>
    <style:style style:name="P92" style:family="paragraph" style:parent-style-name="Standard" style:list-style-name="WWNum3">
      <style:paragraph-properties fo:margin-left="1.5in" fo:margin-right="0in" fo:margin-top="0.0693in" fo:margin-bottom="0.0693in" loext:contextual-spacing="true" fo:orphans="2" fo:widows="2" fo:text-indent="-0.1252in" style:auto-text-indent="false"/>
      <style:text-properties fo:font-size="12pt" style:font-size-asian="12pt" style:font-size-complex="12pt"/>
    </style:style>
    <style:style style:name="P93" style:family="paragraph" style:parent-style-name="Standard" style:list-style-name="WWNum3">
      <style:paragraph-properties fo:margin-left="1.5in" fo:margin-right="0in" fo:margin-top="0.0693in" fo:margin-bottom="0.0693in" loext:contextual-spacing="true" fo:orphans="2" fo:widows="2" fo:text-indent="-0.1252in" style:auto-text-indent="false"/>
      <style:text-properties fo:font-size="12pt" officeooo:paragraph-rsid="001e1d29" style:font-size-asian="12pt" style:font-size-complex="12pt"/>
    </style:style>
    <style:style style:name="P94" style:family="paragraph" style:parent-style-name="Standard" style:list-style-name="WWNum20">
      <style:paragraph-properties fo:margin-left="1.5in" fo:margin-right="0in" fo:orphans="2" fo:widows="2" fo:text-indent="-0.1252in" style:auto-text-indent="false">
        <style:tab-stops>
          <style:tab-stop style:position="3.25in" style:type="center"/>
          <style:tab-stop style:position="6.5in" style:type="right"/>
        </style:tab-stops>
      </style:paragraph-properties>
    </style:style>
    <style:style style:name="P95" style:family="paragraph" style:parent-style-name="Standard" style:list-style-name="WWNum3">
      <style:paragraph-properties fo:margin-left="1.5in" fo:margin-right="0in" fo:orphans="2" fo:widows="2" fo:text-indent="-0.1252in" style:auto-text-indent="false">
        <style:tab-stops>
          <style:tab-stop style:position="3.25in" style:type="center"/>
          <style:tab-stop style:position="6.5in" style:type="right"/>
        </style:tab-stops>
      </style:paragraph-properties>
      <style:text-properties fo:font-variant="small-caps" fo:font-size="12pt" fo:font-weight="bold" style:font-size-asian="12pt" style:font-weight-asian="bold" style:font-size-complex="12pt"/>
    </style:style>
    <style:style style:name="P96" style:family="paragraph" style:parent-style-name="Standard" style:list-style-name="WWNum3">
      <style:paragraph-properties fo:margin-left="1.5in" fo:margin-right="0in" fo:orphans="2" fo:widows="2" fo:text-indent="-0.1252in" style:auto-text-indent="false">
        <style:tab-stops>
          <style:tab-stop style:position="1.5in" style:type="center"/>
          <style:tab-stop style:position="6.5in" style:type="right"/>
        </style:tab-stops>
      </style:paragraph-properties>
      <style:text-properties fo:font-variant="small-caps" fo:font-size="12pt" fo:font-weight="bold" style:font-size-asian="12pt" style:font-weight-asian="bold" style:font-size-complex="12pt"/>
    </style:style>
    <style:style style:name="P97" style:family="paragraph" style:parent-style-name="Standard" style:list-style-name="WWNum20">
      <style:paragraph-properties fo:margin-left="1.5in" fo:margin-right="0in" fo:orphans="2" fo:widows="2" fo:text-indent="-0.1252in" style:auto-text-indent="false">
        <style:tab-stops>
          <style:tab-stop style:position="3.25in" style:type="center"/>
          <style:tab-stop style:position="6.5in" style:type="right"/>
        </style:tab-stops>
      </style:paragraph-properties>
      <style:text-properties fo:font-size="12pt" fo:font-style="italic" style:font-size-asian="12pt" style:font-style-asian="italic" style:font-size-complex="12pt"/>
    </style:style>
    <style:style style:name="P98" style:family="paragraph" style:parent-style-name="Standard" style:list-style-name="WWNum20">
      <style:paragraph-properties fo:margin-left="1.5in" fo:margin-right="0in" fo:orphans="2" fo:widows="2" fo:text-indent="-0.1252in" style:auto-text-indent="false">
        <style:tab-stops>
          <style:tab-stop style:position="3.25in" style:type="center"/>
          <style:tab-stop style:position="6.5in" style:type="right"/>
        </style:tab-stops>
      </style:paragraph-properties>
      <style:text-properties fo:font-size="12pt" style:font-size-asian="12pt" style:font-size-complex="12pt"/>
    </style:style>
    <style:style style:name="P99" style:family="paragraph" style:parent-style-name="Standard" style:list-style-name="WWNum3">
      <style:paragraph-properties fo:margin-left="1.5in" fo:margin-right="0in" fo:margin-top="0in" fo:margin-bottom="0.139in" loext:contextual-spacing="true" fo:line-height="115%" fo:orphans="2" fo:widows="2" fo:text-indent="-0.1252in" style:auto-text-indent="false"/>
    </style:style>
    <style:style style:name="P100" style:family="paragraph" style:parent-style-name="Standard" style:list-style-name="WWNum6">
      <style:paragraph-properties fo:margin-left="1.5in" fo:margin-right="0in" fo:margin-top="0in" fo:margin-bottom="0.139in" loext:contextual-spacing="true" fo:line-height="115%" fo:orphans="2" fo:widows="2" fo:text-indent="-0.1252in" style:auto-text-indent="false"/>
    </style:style>
    <style:style style:name="P101" style:family="paragraph" style:parent-style-name="Standard" style:list-style-name="WWNum3">
      <style:paragraph-properties fo:margin-left="1.5in" fo:margin-right="0in" fo:margin-top="0in" fo:margin-bottom="0.139in" loext:contextual-spacing="true" fo:line-height="115%" fo:orphans="2" fo:widows="2" fo:text-indent="-0.1252in" style:auto-text-indent="false"/>
      <style:text-properties fo:font-size="12pt" style:font-size-asian="12pt" style:font-size-complex="12pt"/>
    </style:style>
    <style:style style:name="P102" style:family="paragraph" style:parent-style-name="Standard" style:list-style-name="WWNum6">
      <style:paragraph-properties fo:margin-left="1.5in" fo:margin-right="0in" fo:margin-top="0in" fo:margin-bottom="0.139in" loext:contextual-spacing="true" fo:line-height="115%" fo:orphans="2" fo:widows="2" fo:text-indent="-0.1252in" style:auto-text-indent="false"/>
      <style:text-properties fo:font-size="12pt" style:font-size-asian="12pt" style:font-size-complex="12pt"/>
    </style:style>
    <style:style style:name="P103" style:family="paragraph" style:parent-style-name="Standard" style:list-style-name="WWNum6">
      <style:paragraph-properties fo:margin-left="1.5in" fo:margin-right="0in" fo:margin-top="0in" fo:margin-bottom="0.139in" loext:contextual-spacing="true" fo:line-height="115%" fo:orphans="2" fo:widows="2" fo:text-indent="-0.1252in" style:auto-text-indent="false">
        <style:tab-stops>
          <style:tab-stop style:position="0.75in"/>
          <style:tab-stop style:position="0.8752in"/>
        </style:tab-stops>
      </style:paragraph-properties>
      <style:text-properties fo:font-size="12pt" style:font-size-asian="12pt" style:font-size-complex="12pt"/>
    </style:style>
    <style:style style:name="P104" style:family="paragraph" style:parent-style-name="Standard" style:list-style-name="WWNum29">
      <style:paragraph-properties fo:margin-left="0.5in" fo:margin-right="0in" fo:margin-top="0.0693in" fo:margin-bottom="0.0693in" loext:contextual-spacing="true" fo:orphans="2" fo:widows="2" fo:text-indent="-0.25in" style:auto-text-indent="false"/>
      <style:text-properties fo:font-size="12pt" officeooo:paragraph-rsid="001e1d29" style:font-size-asian="12pt" style:font-size-complex="12pt"/>
    </style:style>
    <style:style style:name="P105" style:family="paragraph" style:parent-style-name="Standard" style:list-style-name="WWNum33">
      <style:paragraph-properties fo:margin-left="0.5in" fo:margin-right="0in" fo:orphans="2" fo:widows="2" fo:text-indent="-0.25in" style:auto-text-indent="false">
        <style:tab-stops>
          <style:tab-stop style:position="3in" style:type="center"/>
          <style:tab-stop style:position="6in" style:type="right"/>
        </style:tab-stops>
      </style:paragraph-properties>
    </style:style>
    <style:style style:name="P106" style:family="paragraph" style:parent-style-name="Standard" style:list-style-name="WWNum7">
      <style:paragraph-properties fo:margin-left="0.5in" fo:margin-right="0in" fo:orphans="2" fo:widows="2" fo:text-indent="-0.25in" style:auto-text-indent="false"/>
    </style:style>
    <style:style style:name="P107" style:family="paragraph" style:parent-style-name="Standard" style:list-style-name="WWNum12">
      <style:paragraph-properties fo:margin-left="0.5in" fo:margin-right="0in" fo:orphans="2" fo:widows="2" fo:text-indent="-0.25in" style:auto-text-indent="false">
        <style:tab-stops>
          <style:tab-stop style:position="3.25in" style:type="center"/>
          <style:tab-stop style:position="6.5in" style:type="right"/>
        </style:tab-stops>
      </style:paragraph-properties>
      <style:text-properties fo:font-size="12pt" officeooo:paragraph-rsid="001e1d29" style:font-size-asian="12pt" style:font-size-complex="12pt"/>
    </style:style>
    <style:style style:name="P108" style:family="paragraph" style:parent-style-name="Standard" style:list-style-name="WWNum11">
      <style:paragraph-properties fo:margin-left="0.5in" fo:margin-right="0in" fo:orphans="2" fo:widows="2" fo:text-indent="-0.25in" style:auto-text-indent="false">
        <style:tab-stops>
          <style:tab-stop style:position="3.25in" style:type="center"/>
          <style:tab-stop style:position="6.5in" style:type="right"/>
        </style:tab-stops>
      </style:paragraph-properties>
      <style:text-properties fo:font-size="12pt" style:font-size-asian="12pt" style:font-size-complex="12pt"/>
    </style:style>
    <style:style style:name="P109" style:family="paragraph" style:parent-style-name="Standard" style:list-style-name="WWNum23">
      <style:paragraph-properties fo:margin-left="0.5in" fo:margin-right="0in" fo:orphans="2" fo:widows="2" fo:text-indent="-0.25in" style:auto-text-indent="false">
        <style:tab-stops>
          <style:tab-stop style:position="3.25in" style:type="center"/>
          <style:tab-stop style:position="6.5in" style:type="right"/>
        </style:tab-stops>
      </style:paragraph-properties>
      <style:text-properties fo:font-size="12pt" style:font-size-asian="12pt" style:font-size-complex="12pt"/>
    </style:style>
    <style:style style:name="P110" style:family="paragraph" style:parent-style-name="Standard" style:list-style-name="WWNum34">
      <style:paragraph-properties fo:margin-left="0.5in" fo:margin-right="0in" fo:orphans="2" fo:widows="2" fo:text-indent="-0.25in" style:auto-text-indent="false">
        <style:tab-stops>
          <style:tab-stop style:position="3in" style:type="center"/>
          <style:tab-stop style:position="6in" style:type="right"/>
        </style:tab-stops>
      </style:paragraph-properties>
      <style:text-properties fo:font-size="12pt" style:font-size-asian="12pt" style:font-size-complex="12pt"/>
    </style:style>
    <style:style style:name="P111" style:family="paragraph" style:parent-style-name="Standard" style:list-style-name="WWNum33">
      <style:paragraph-properties fo:margin-left="0.5in" fo:margin-right="0in" fo:orphans="2" fo:widows="2" fo:text-indent="-0.25in" style:auto-text-indent="false">
        <style:tab-stops>
          <style:tab-stop style:position="3in" style:type="center"/>
          <style:tab-stop style:position="6in" style:type="right"/>
        </style:tab-stops>
      </style:paragraph-properties>
      <style:text-properties fo:font-size="12pt" style:font-size-asian="12pt" style:font-size-complex="12pt"/>
    </style:style>
    <style:style style:name="P112" style:family="paragraph" style:parent-style-name="Standard" style:list-style-name="WWNum19">
      <style:paragraph-properties fo:margin-left="0.5in" fo:margin-right="0in" fo:orphans="2" fo:widows="2" fo:text-indent="-0.25in" style:auto-text-indent="false"/>
      <style:text-properties fo:font-size="12pt" style:font-size-asian="12pt" style:font-size-complex="12pt"/>
    </style:style>
    <style:style style:name="P113" style:family="paragraph" style:parent-style-name="Standard" style:list-style-name="WWNum7">
      <style:paragraph-properties fo:margin-left="0.5in" fo:margin-right="0in" fo:orphans="2" fo:widows="2" fo:text-indent="-0.25in" style:auto-text-indent="false"/>
      <style:text-properties fo:font-size="12pt" style:font-size-asian="12pt" style:font-size-complex="12pt"/>
    </style:style>
    <style:style style:name="P114" style:family="paragraph" style:parent-style-name="Standard" style:list-style-name="WWNum27">
      <style:paragraph-properties fo:margin-left="0.5in" fo:margin-right="0in" fo:margin-top="0in" fo:margin-bottom="0.139in" loext:contextual-spacing="true" fo:line-height="115%" fo:orphans="2" fo:widows="2" fo:text-indent="-0.25in" style:auto-text-indent="false"/>
      <style:text-properties fo:font-size="12pt" style:font-size-asian="12pt" style:font-size-complex="12pt"/>
    </style:style>
    <style:style style:name="P115" style:family="paragraph" style:parent-style-name="Standard" style:list-style-name="WWNum38">
      <style:paragraph-properties fo:margin-left="0.5in" fo:margin-right="0in" fo:margin-top="0in" fo:margin-bottom="0.139in" loext:contextual-spacing="true" fo:line-height="115%" fo:orphans="2" fo:widows="2" fo:text-indent="-0.25in" style:auto-text-indent="false"/>
      <style:text-properties fo:font-size="12pt" style:font-size-asian="12pt" style:font-size-complex="12pt"/>
    </style:style>
    <style:style style:name="P116" style:family="paragraph" style:parent-style-name="Standard" style:list-style-name="WWNum39">
      <style:paragraph-properties fo:margin-left="0.5in" fo:margin-right="0in" fo:margin-top="0in" fo:margin-bottom="0.139in" loext:contextual-spacing="true" fo:line-height="115%" fo:orphans="2" fo:widows="2" fo:text-indent="-0.25in" style:auto-text-indent="false"/>
      <style:text-properties fo:font-size="12pt" style:font-size-asian="12pt" style:font-size-complex="12pt"/>
    </style:style>
    <style:style style:name="P117"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text-properties fo:font-size="12pt" style:font-size-asian="12pt" style:font-size-complex="12pt"/>
    </style:style>
    <style:style style:name="P118"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text-properties fo:font-size="12pt" officeooo:paragraph-rsid="001e1d29" style:font-size-asian="12pt" style:font-size-complex="12pt"/>
    </style:style>
    <style:style style:name="P119" style:family="paragraph" style:parent-style-name="Standard">
      <style:paragraph-properties fo:margin-left="0in" fo:margin-right="0in" fo:margin-top="0in" fo:margin-bottom="0in" loext:contextual-spacing="false" fo:text-align="center" style:justify-single-word="false" fo:orphans="2" fo:widows="2" fo:text-indent="0.25in" style:auto-text-indent="false">
        <style:tab-stops>
          <style:tab-stop style:position="3in" style:type="center"/>
          <style:tab-stop style:position="6in" style:type="right"/>
        </style:tab-stops>
      </style:paragraph-properties>
      <style:text-properties fo:font-size="12pt" officeooo:paragraph-rsid="001e1d29" style:font-size-asian="12pt" style:font-size-complex="12pt"/>
    </style:style>
    <style:style style:name="P120" style:family="paragraph" style:parent-style-name="Standard" style:list-style-name="WWNum26">
      <style:paragraph-properties fo:margin-left="0.75in" fo:margin-right="0in" fo:orphans="2" fo:widows="2" fo:text-indent="-0.25in" style:auto-text-indent="false">
        <style:tab-stops>
          <style:tab-stop style:position="3.25in" style:type="center"/>
          <style:tab-stop style:position="6.5in" style:type="right"/>
        </style:tab-stops>
      </style:paragraph-properties>
      <style:text-properties fo:font-size="12pt" officeooo:paragraph-rsid="001e1d29" style:font-size-asian="12pt" style:font-size-complex="12pt"/>
    </style:style>
    <style:style style:name="P121" style:family="paragraph" style:parent-style-name="Standard" style:list-style-name="WWNum41">
      <style:paragraph-properties fo:margin-left="0.75in" fo:margin-right="0in" fo:orphans="2" fo:widows="2" fo:text-indent="-0.25in" style:auto-text-indent="false"/>
      <style:text-properties fo:font-size="12pt" style:font-size-asian="12pt" style:font-size-complex="12pt"/>
    </style:style>
    <style:style style:name="P122" style:family="paragraph" style:parent-style-name="Standard" style:list-style-name="WWNum41">
      <style:paragraph-properties fo:margin-left="0.75in" fo:margin-right="0in" fo:margin-top="0.1665in" fo:margin-bottom="0.1665in" loext:contextual-spacing="true" fo:orphans="2" fo:widows="2" fo:text-indent="-0.25in" style:auto-text-indent="false"/>
      <style:text-properties fo:color="#333333" fo:font-size="12pt" fo:font-style="italic" style:font-size-asian="12pt" style:font-style-asian="italic" style:font-size-complex="12pt"/>
    </style:style>
    <style:style style:name="P123" style:family="paragraph" style:parent-style-name="Standard" style:list-style-name="WWNum13">
      <style:paragraph-properties fo:margin-left="0.75in" fo:margin-right="0in" fo:margin-top="0in" fo:margin-bottom="0.139in" loext:contextual-spacing="true" fo:line-height="115%" fo:orphans="2" fo:widows="2" fo:text-indent="-0.25in" style:auto-text-indent="false"/>
      <style:text-properties fo:font-size="12pt" style:font-size-asian="12pt" style:font-size-complex="12pt"/>
    </style:style>
    <style:style style:name="P124" style:family="paragraph" style:parent-style-name="Standard" style:list-style-name="WWNum6">
      <style:paragraph-properties fo:margin-left="0.75in" fo:margin-right="0in" fo:margin-top="0in" fo:margin-bottom="0.139in" loext:contextual-spacing="true" fo:line-height="115%" fo:orphans="2" fo:widows="2" fo:text-indent="-0.25in" style:auto-text-indent="false">
        <style:tab-stops>
          <style:tab-stop style:position="0.75in"/>
        </style:tab-stops>
      </style:paragraph-properties>
      <style:text-properties fo:font-size="12pt" style:font-size-asian="12pt" style:font-size-complex="12pt"/>
    </style:style>
    <style:style style:name="P125" style:family="paragraph" style:parent-style-name="Standard" style:list-style-name="WWNum11">
      <style:paragraph-properties fo:margin-left="0.75in" fo:margin-right="0in" fo:margin-top="0in" fo:margin-bottom="0.139in" loext:contextual-spacing="true" fo:line-height="115%" fo:orphans="2" fo:widows="2" fo:text-indent="-0.25in" style:auto-text-indent="false">
        <style:tab-stops>
          <style:tab-stop style:position="0.8752in"/>
        </style:tab-stops>
      </style:paragraph-properties>
      <style:text-properties fo:font-size="12pt" style:font-size-asian="12pt" style:font-size-complex="12pt"/>
    </style:style>
    <style:style style:name="P126" style:family="paragraph" style:parent-style-name="Standard">
      <style:paragraph-properties fo:margin-left="0in" fo:margin-right="0in" fo:margin-top="0in" fo:margin-bottom="0in" loext:contextual-spacing="false" fo:orphans="2" fo:widows="2" fo:text-indent="0.5in" style:auto-text-indent="false"/>
      <style:text-properties fo:font-size="12pt" style:font-size-asian="12pt" style:font-size-complex="12pt"/>
    </style:style>
    <style:style style:name="P127" style:family="paragraph" style:parent-style-name="Standard">
      <style:paragraph-properties fo:margin-left="0in" fo:margin-right="0in" fo:margin-top="0in" fo:margin-bottom="0in" loext:contextual-spacing="false" fo:orphans="2" fo:widows="2" fo:text-indent="0.5in" style:auto-text-indent="false">
        <style:tab-stops>
          <style:tab-stop style:position="3in" style:type="center"/>
          <style:tab-stop style:position="6in" style:type="right"/>
        </style:tab-stops>
      </style:paragraph-properties>
      <style:text-properties fo:font-size="12pt" officeooo:paragraph-rsid="001e1d29" style:font-size-asian="12pt" style:font-size-complex="12pt"/>
    </style:style>
    <style:style style:name="P128" style:family="paragraph" style:parent-style-name="Standard">
      <style:paragraph-properties fo:margin-left="0in" fo:margin-right="0in" fo:margin-top="0in" fo:margin-bottom="0in" loext:contextual-spacing="false" fo:orphans="2" fo:widows="2" fo:text-indent="0.5in" style:auto-text-indent="false"/>
      <style:text-properties fo:font-size="12pt" officeooo:paragraph-rsid="001e1d29" style:font-size-asian="12pt" style:font-size-complex="12pt"/>
    </style:style>
    <style:style style:name="P129" style:family="paragraph" style:parent-style-name="Standard">
      <style:paragraph-properties fo:margin-left="0in" fo:margin-right="0in" fo:margin-top="0.0693in" fo:margin-bottom="0.0693in" loext:contextual-spacing="false" fo:orphans="2" fo:widows="2" fo:text-indent="0.5in" style:auto-text-indent="false"/>
      <style:text-properties fo:font-size="12pt" style:font-size-asian="12pt" style:font-size-complex="12pt"/>
    </style:style>
    <style:style style:name="P130" style:family="paragraph" style:parent-style-name="Standard" style:list-style-name="WWNum3">
      <style:paragraph-properties fo:margin-left="0.25in" fo:margin-right="0in" fo:margin-top="0.0693in" fo:margin-bottom="0.0693in" loext:contextual-spacing="true" fo:orphans="2" fo:widows="2" fo:text-indent="0in" style:auto-text-indent="false"/>
      <style:text-properties fo:font-variant="small-caps" fo:font-size="12pt" fo:font-weight="bold" style:font-size-asian="12pt" style:font-weight-asian="bold" style:font-size-complex="12pt"/>
    </style:style>
    <style:style style:name="P131" style:family="paragraph" style:parent-style-name="Standard">
      <style:paragraph-properties fo:margin-left="0.25in" fo:margin-right="0in" fo:margin-top="0.0693in" fo:margin-bottom="0.0693in" loext:contextual-spacing="false" fo:orphans="2" fo:widows="2" fo:text-indent="0in" style:auto-text-indent="false"/>
      <style:text-properties fo:font-size="12pt" style:font-size-asian="12pt" style:font-size-complex="12pt"/>
    </style:style>
    <style:style style:name="P132" style:family="paragraph" style:parent-style-name="Standard" style:list-style-name="WWNum6">
      <style:paragraph-properties fo:margin-left="2in" fo:margin-right="0in" fo:margin-top="0in" fo:margin-bottom="0.139in" loext:contextual-spacing="true" fo:line-height="115%" fo:orphans="2" fo:widows="2" fo:text-indent="-0.25in" style:auto-text-indent="false"/>
    </style:style>
    <style:style style:name="P133" style:family="paragraph" style:parent-style-name="Standard" style:list-style-name="WWNum3">
      <style:paragraph-properties fo:margin-left="2in" fo:margin-right="0in" fo:margin-top="0in" fo:margin-bottom="0.139in" loext:contextual-spacing="true" fo:line-height="115%" fo:orphans="2" fo:widows="2" fo:text-indent="-0.25in" style:auto-text-indent="false"/>
      <style:text-properties fo:font-size="12pt" style:font-size-asian="12pt" style:font-size-complex="12pt"/>
    </style:style>
    <style:style style:name="P134" style:family="paragraph" style:parent-style-name="Standard" style:list-style-name="WWNum6">
      <style:paragraph-properties fo:margin-left="2in" fo:margin-right="0in" fo:margin-top="0in" fo:margin-bottom="0.139in" loext:contextual-spacing="true" fo:line-height="115%" fo:orphans="2" fo:widows="2" fo:text-indent="-0.25in" style:auto-text-indent="false">
        <style:tab-stops>
          <style:tab-stop style:position="0.75in"/>
          <style:tab-stop style:position="0.8752in"/>
        </style:tab-stops>
      </style:paragraph-properties>
      <style:text-properties fo:font-size="12pt" style:font-size-asian="12pt" style:font-size-complex="12pt"/>
    </style:style>
    <style:style style:name="P135" style:family="paragraph" style:parent-style-name="Standard" style:list-style-name="WWNum20">
      <style:paragraph-properties fo:margin-left="2in" fo:margin-right="0in" fo:orphans="2" fo:widows="2" fo:text-indent="-0.25in" style:auto-text-indent="false">
        <style:tab-stops>
          <style:tab-stop style:position="3.25in" style:type="center"/>
          <style:tab-stop style:position="6.5in" style:type="right"/>
        </style:tab-stops>
      </style:paragraph-properties>
      <style:text-properties fo:font-size="12pt" style:font-size-asian="12pt" style:font-size-complex="12pt"/>
    </style:style>
    <style:style style:name="P136" style:family="paragraph" style:parent-style-name="Standard" style:list-style-name="WWNum5">
      <style:paragraph-properties fo:margin-left="0.3752in" fo:margin-right="0in" fo:orphans="2" fo:widows="2" fo:text-indent="0in" style:auto-text-indent="false">
        <style:tab-stops>
          <style:tab-stop style:position="0.3752in" style:type="right"/>
        </style:tab-stops>
      </style:paragraph-properties>
    </style:style>
    <style:style style:name="P137" style:family="paragraph" style:parent-style-name="Standard" style:list-style-name="WWNum5">
      <style:paragraph-properties fo:margin-left="0.5in" fo:margin-right="0in" fo:orphans="2" fo:widows="2" fo:text-indent="-0.1252in" style:auto-text-indent="false">
        <style:tab-stops>
          <style:tab-stop style:position="3.25in" style:type="center"/>
          <style:tab-stop style:position="6.5in" style:type="right"/>
        </style:tab-stops>
      </style:paragraph-properties>
      <style:text-properties fo:font-size="12pt" style:text-underline-style="solid" style:text-underline-width="auto" style:text-underline-color="font-color" style:font-size-asian="12pt" style:font-size-complex="12pt"/>
    </style:style>
    <style:style style:name="P138" style:family="paragraph" style:parent-style-name="Standard" style:list-style-name="WWNum5">
      <style:paragraph-properties fo:margin-left="0.5in" fo:margin-right="0in" fo:orphans="2" fo:widows="2" fo:text-indent="-0.1252in" style:auto-text-indent="false">
        <style:tab-stops>
          <style:tab-stop style:position="3.25in" style:type="center"/>
          <style:tab-stop style:position="6.5in" style:type="right"/>
        </style:tab-stops>
      </style:paragraph-properties>
      <style:text-properties fo:font-size="12pt" style:font-size-asian="12pt" style:font-size-complex="12pt"/>
    </style:style>
    <style:style style:name="P139" style:family="paragraph" style:parent-style-name="Standard" style:list-style-name="WWNum5">
      <style:paragraph-properties fo:margin-left="0.75in" fo:margin-right="0in" fo:orphans="2" fo:widows="2" fo:text-indent="-0.1252in" style:auto-text-indent="false">
        <style:tab-stops>
          <style:tab-stop style:position="0.6252in" style:type="center"/>
          <style:tab-stop style:position="6.5in" style:type="right"/>
        </style:tab-stops>
      </style:paragraph-properties>
      <style:text-properties fo:font-size="12pt" style:font-size-asian="12pt" style:font-size-complex="12pt"/>
    </style:style>
    <style:style style:name="P140" style:family="paragraph" style:parent-style-name="Standard">
      <style:paragraph-properties fo:margin-left="0.75in" fo:margin-right="0in" fo:margin-top="0in" fo:margin-bottom="0in" loext:contextual-spacing="false" fo:orphans="2" fo:widows="2" fo:text-indent="0in" style:auto-text-indent="false">
        <style:tab-stops>
          <style:tab-stop style:position="0.6252in" style:type="center"/>
        </style:tab-stops>
      </style:paragraph-properties>
      <style:text-properties fo:font-size="12pt" style:font-size-asian="12pt" style:font-size-complex="12pt"/>
    </style:style>
    <style:style style:name="P141" style:family="paragraph" style:parent-style-name="Standard" style:list-style-name="WWNum5">
      <style:paragraph-properties fo:margin-left="1in" fo:margin-right="0in" fo:orphans="2" fo:widows="2" fo:text-indent="-0.1252in" style:auto-text-indent="false">
        <style:tab-stops>
          <style:tab-stop style:position="0.6252in" style:type="center"/>
          <style:tab-stop style:position="6.5in" style:type="right"/>
        </style:tab-stops>
      </style:paragraph-properties>
      <style:text-properties fo:font-size="12pt" style:font-size-asian="12pt" style:font-size-complex="12pt"/>
    </style:style>
    <style:style style:name="P142" style:family="paragraph" style:parent-style-name="Standard" style:list-style-name="WWNum5">
      <style:paragraph-properties fo:margin-left="0.8126in" fo:margin-right="0in" fo:orphans="2" fo:widows="2" fo:text-indent="-0.1874in" style:auto-text-indent="false">
        <style:tab-stops>
          <style:tab-stop style:position="3.25in" style:type="center"/>
          <style:tab-stop style:position="6.5in" style:type="right"/>
        </style:tab-stops>
      </style:paragraph-properties>
      <style:text-properties fo:font-size="12pt" style:font-size-asian="12pt" style:font-size-complex="12pt"/>
    </style:style>
    <style:style style:name="P143" style:family="paragraph" style:parent-style-name="Standard" style:list-style-name="WWNum20">
      <style:paragraph-properties fo:margin-left="2.5in" fo:margin-right="0in" fo:orphans="2" fo:widows="2" fo:text-indent="-0.25in" style:auto-text-indent="false">
        <style:tab-stops>
          <style:tab-stop style:position="3.25in" style:type="center"/>
          <style:tab-stop style:position="6.5in" style:type="right"/>
        </style:tab-stops>
      </style:paragraph-properties>
      <style:text-properties fo:font-size="12pt" style:font-size-asian="12pt" style:font-size-complex="12pt"/>
    </style:style>
    <style:style style:name="P144" style:family="paragraph" style:parent-style-name="Standard" style:list-style-name="WWNum2">
      <style:paragraph-properties fo:margin-left="2.5in" fo:margin-right="0in" fo:margin-top="0in" fo:margin-bottom="0.139in" loext:contextual-spacing="true" fo:line-height="115%" fo:orphans="2" fo:widows="2" fo:text-indent="-0.25in" style:auto-text-indent="false"/>
      <style:text-properties fo:font-size="12pt" style:font-size-asian="12pt" style:font-size-complex="12pt"/>
    </style:style>
    <style:style style:name="P145" style:family="paragraph" style:parent-style-name="Standard">
      <style:paragraph-properties fo:margin-left="2in" fo:margin-right="0in" fo:margin-top="0in" fo:margin-bottom="0in" loext:contextual-spacing="false" fo:orphans="2" fo:widows="2" fo:text-indent="0in" style:auto-text-indent="false"/>
      <style:text-properties fo:font-size="12pt" style:font-size-asian="12pt" style:font-size-complex="12pt"/>
    </style:style>
    <style:style style:name="P146" style:family="paragraph" style:parent-style-name="Standard">
      <style:paragraph-properties fo:margin-left="2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text-properties fo:font-size="12pt" style:font-size-asian="12pt" style:font-size-complex="12pt"/>
    </style:style>
    <style:style style:name="P147" style:family="paragraph" style:parent-style-name="Standard" style:list-style-name="WWNum24">
      <style:paragraph-properties fo:margin-left="0.528in" fo:margin-right="0in" fo:orphans="2" fo:widows="2" fo:text-indent="-0.25in" style:auto-text-indent="false"/>
      <style:text-properties fo:font-size="12pt" style:font-size-asian="12pt" style:font-size-complex="12pt"/>
    </style:style>
    <style:style style:name="P148" style:family="paragraph" style:parent-style-name="Standard">
      <style:paragraph-properties fo:margin-left="0.5in" fo:margin-right="0in" fo:margin-top="0in" fo:margin-bottom="0in" loext:contextual-spacing="false" fo:orphans="2" fo:widows="2" fo:text-indent="0in" style:auto-text-indent="false"/>
      <style:text-properties fo:font-size="12pt" style:font-size-asian="12pt" style:font-size-complex="12pt"/>
    </style:style>
    <style:style style:name="P149" style:family="paragraph" style:parent-style-name="Standard">
      <style:paragraph-properties fo:margin-left="1in" fo:margin-right="0in" fo:margin-top="0in" fo:margin-bottom="0in" loext:contextual-spacing="false" fo:orphans="2" fo:widows="2" fo:text-indent="0in" style:auto-text-indent="false"/>
      <style:text-properties fo:font-size="12pt" style:font-size-asian="12pt" style:font-size-complex="12pt"/>
    </style:style>
    <style:style style:name="P150" style:family="paragraph" style:parent-style-name="Standard" style:list-style-name="WWNum41">
      <style:paragraph-properties fo:margin-left="1.25in" fo:margin-right="0in" fo:margin-top="0in" fo:margin-bottom="0.139in" loext:contextual-spacing="true" fo:line-height="115%" fo:orphans="2" fo:widows="2" fo:text-indent="-0.25in" style:auto-text-indent="false"/>
    </style:style>
    <style:style style:name="P151" style:family="paragraph" style:parent-style-name="Standard" style:list-style-name="WWNum41">
      <style:paragraph-properties fo:margin-left="1.75in" fo:margin-right="0in" fo:margin-top="0in" fo:margin-bottom="0.139in" loext:contextual-spacing="true" fo:line-height="115%" fo:orphans="2" fo:widows="2" fo:text-indent="-0.1252in" style:auto-text-indent="false"/>
    </style:style>
    <style:style style:name="P152" style:family="paragraph" style:parent-style-name="Standard" style:list-style-name="WWNum41">
      <style:paragraph-properties fo:margin-left="1.75in" fo:margin-right="0in" fo:margin-top="0in" fo:margin-bottom="0.139in" loext:contextual-spacing="true" fo:line-height="115%" fo:orphans="2" fo:widows="2" fo:text-indent="-0.1252in" style:auto-text-indent="false"/>
      <style:text-properties fo:font-size="12pt" style:font-size-asian="12pt" style:font-size-complex="12pt"/>
    </style:style>
    <style:style style:name="P153" style:family="paragraph" style:parent-style-name="Standard">
      <style:paragraph-properties fo:margin-left="0.1252in" fo:margin-right="0in" fo:margin-top="0in" fo:margin-bottom="0in" loext:contextual-spacing="false" fo:text-align="center" style:justify-single-word="false" fo:orphans="2" fo:widows="2" fo:text-indent="0in" style:auto-text-indent="false"/>
      <style:text-properties fo:font-size="12pt" style:font-size-asian="12pt" style:font-size-complex="12pt"/>
    </style:style>
    <style:style style:name="P154" style:family="paragraph" style:parent-style-name="Standard" style:list-style-name="WWNum2">
      <style:paragraph-properties fo:margin-left="1.5in" fo:margin-right="0in" fo:margin-top="0in" fo:margin-bottom="0.139in" loext:contextual-spacing="true" fo:line-height="115%" fo:orphans="2" fo:widows="2" fo:text-indent="-0.25in" style:auto-text-indent="false"/>
      <style:text-properties fo:font-size="12pt" style:font-size-asian="12pt" style:font-size-complex="12pt"/>
    </style:style>
    <style:style style:name="P155" style:family="paragraph" style:parent-style-name="Standard" style:list-style-name="WWNum11">
      <style:paragraph-properties fo:margin-left="1.5in" fo:margin-right="0in" fo:margin-top="0in" fo:margin-bottom="0.139in" loext:contextual-spacing="true" fo:line-height="115%" fo:orphans="2" fo:widows="2" fo:text-indent="-0.25in" style:auto-text-indent="false">
        <style:tab-stops>
          <style:tab-stop style:position="1.25in"/>
        </style:tab-stops>
      </style:paragraph-properties>
      <style:text-properties fo:font-size="12pt" style:font-size-asian="12pt" style:font-size-complex="12pt"/>
    </style:style>
    <style:style style:name="P156" style:family="paragraph" style:parent-style-name="Standard" style:list-style-name="WWNum2">
      <style:paragraph-properties fo:margin-left="2in" fo:margin-right="0in" fo:margin-top="0in" fo:margin-bottom="0.139in" loext:contextual-spacing="true" fo:line-height="115%" fo:orphans="2" fo:widows="2" fo:text-indent="-0.1252in" style:auto-text-indent="false"/>
      <style:text-properties fo:font-size="12pt" style:font-size-asian="12pt" style:font-size-complex="12pt"/>
    </style:style>
    <style:style style:name="P157" style:family="paragraph" style:parent-style-name="Standard" style:list-style-name="WWNum6">
      <style:paragraph-properties fo:margin-left="1in" fo:margin-right="0in" fo:margin-top="0in" fo:margin-bottom="0.139in" loext:contextual-spacing="true" fo:line-height="115%" fo:orphans="2" fo:widows="2" fo:text-indent="-0.5in" style:auto-text-indent="false"/>
      <style:text-properties fo:font-size="12pt" fo:font-weight="bold" style:font-size-asian="12pt" style:font-weight-asian="bold" style:font-size-complex="12pt"/>
    </style:style>
    <style:style style:name="P158" style:family="paragraph" style:parent-style-name="Standard" style:list-style-name="WWNum6">
      <style:paragraph-properties fo:margin-left="0.8752in" fo:margin-right="0in" fo:margin-top="0in" fo:margin-bottom="0.139in" loext:contextual-spacing="true" fo:line-height="115%" fo:orphans="2" fo:widows="2" fo:text-indent="-0.1252in" style:auto-text-indent="false">
        <style:tab-stops>
          <style:tab-stop style:position="0.75in"/>
          <style:tab-stop style:position="0.8752in"/>
        </style:tab-stops>
      </style:paragraph-properties>
      <style:text-properties fo:font-size="12pt" style:font-size-asian="12pt" style:font-size-complex="12pt"/>
    </style:style>
    <style:style style:name="P159" style:family="paragraph" style:parent-style-name="Standard" style:list-style-name="WWNum11">
      <style:paragraph-properties fo:margin-left="1.5in" fo:margin-right="0in" fo:margin-top="0in" fo:margin-bottom="0.139in" loext:contextual-spacing="true" fo:line-height="115%" fo:orphans="2" fo:widows="2" fo:text-indent="-0.1874in" style:auto-text-indent="false">
        <style:tab-stops>
          <style:tab-stop style:position="0.75in"/>
          <style:tab-stop style:position="0.8752in"/>
        </style:tab-stops>
      </style:paragraph-properties>
      <style:text-properties fo:font-size="12pt" style:font-size-asian="12pt" style:font-size-complex="12pt"/>
    </style:style>
    <style:style style:name="P160" style:family="paragraph" style:parent-style-name="Standard" style:list-style-name="WWNum11">
      <style:paragraph-properties fo:margin-left="4.25in" fo:margin-right="0in" fo:margin-top="0in" fo:margin-bottom="0.139in" loext:contextual-spacing="true" fo:line-height="115%" fo:orphans="2" fo:widows="2" fo:text-indent="-2.5in" style:auto-text-indent="false">
        <style:tab-stops>
          <style:tab-stop style:position="0.75in"/>
          <style:tab-stop style:position="0.8752in"/>
        </style:tab-stops>
      </style:paragraph-properties>
      <style:text-properties fo:font-size="12pt" style:font-size-asian="12pt" style:font-size-complex="12pt"/>
    </style:style>
    <style:style style:name="P161" style:family="paragraph" style:parent-style-name="Standard" style:list-style-name="WWNum11">
      <style:paragraph-properties fo:margin-left="4.25in" fo:margin-right="0in" fo:margin-top="0in" fo:margin-bottom="0.139in" loext:contextual-spacing="true" fo:line-height="115%" fo:orphans="2" fo:widows="2" fo:text-indent="-2.5in" style:auto-text-indent="false">
        <style:tab-stops>
          <style:tab-stop style:position="1.25in"/>
        </style:tab-stops>
      </style:paragraph-properties>
      <style:text-properties fo:font-size="12pt" style:font-size-asian="12pt" style:font-size-complex="12pt"/>
    </style:style>
    <style:style style:name="P162" style:family="paragraph" style:parent-style-name="Standard" style:list-style-name="WWNum11">
      <style:paragraph-properties fo:margin-left="4.75in" fo:margin-right="0in" fo:margin-top="0in" fo:margin-bottom="0.139in" loext:contextual-spacing="true" fo:line-height="115%" fo:orphans="2" fo:widows="2" fo:text-indent="-2.75in" style:auto-text-indent="false">
        <style:tab-stops>
          <style:tab-stop style:position="0.75in"/>
          <style:tab-stop style:position="0.8752in"/>
        </style:tab-stops>
      </style:paragraph-properties>
      <style:text-properties fo:font-size="12pt" style:font-size-asian="12pt" style:font-size-complex="12pt"/>
    </style:style>
    <style:style style:name="P163" style:family="paragraph" style:parent-style-name="Standard" style:list-style-name="WWNum11">
      <style:paragraph-properties fo:margin-left="4.75in" fo:margin-right="0in" fo:margin-top="0in" fo:margin-bottom="0.139in" loext:contextual-spacing="true" fo:line-height="115%" fo:orphans="2" fo:widows="2" fo:text-indent="-2.75in" style:auto-text-indent="false">
        <style:tab-stops>
          <style:tab-stop style:position="1.25in"/>
        </style:tab-stops>
      </style:paragraph-properties>
      <style:text-properties fo:font-size="12pt" style:font-size-asian="12pt" style:font-size-complex="12pt"/>
    </style:style>
    <style:style style:name="P164" style:family="paragraph" style:parent-style-name="Standard" style:list-style-name="WWNum11">
      <style:paragraph-properties fo:margin-left="2.1874in" fo:margin-right="0in" fo:margin-top="0in" fo:margin-bottom="0.139in" loext:contextual-spacing="true" fo:line-height="115%" fo:orphans="2" fo:widows="2" fo:text-indent="-0.1874in" style:auto-text-indent="false">
        <style:tab-stops>
          <style:tab-stop style:position="0.75in"/>
          <style:tab-stop style:position="0.8752in"/>
        </style:tab-stops>
      </style:paragraph-properties>
      <style:text-properties fo:font-size="12pt" style:font-size-asian="12pt" style:font-size-complex="12pt"/>
    </style:style>
    <style:style style:name="P165" style:family="paragraph" style:parent-style-name="Standard" style:list-style-name="WWNum11">
      <style:paragraph-properties fo:margin-left="2.1252in" fo:margin-right="0in" fo:margin-top="0in" fo:margin-bottom="0.139in" loext:contextual-spacing="true" fo:line-height="115%" fo:orphans="2" fo:widows="2" fo:text-indent="-0.1252in" style:auto-text-indent="false">
        <style:tab-stops>
          <style:tab-stop style:position="0.75in"/>
          <style:tab-stop style:position="0.8752in"/>
        </style:tab-stops>
      </style:paragraph-properties>
      <style:text-properties fo:font-size="12pt" style:font-size-asian="12pt" style:font-size-complex="12pt"/>
    </style:style>
    <style:style style:name="P166" style:family="paragraph" style:parent-style-name="Standard" style:list-style-name="WWNum11">
      <style:paragraph-properties fo:margin-left="2.25in" fo:margin-right="0in" fo:margin-top="0in" fo:margin-bottom="0.139in" loext:contextual-spacing="true" fo:line-height="115%" fo:orphans="2" fo:widows="2" fo:text-indent="-0.25in" style:auto-text-indent="false">
        <style:tab-stops>
          <style:tab-stop style:position="0.75in"/>
          <style:tab-stop style:position="0.8752in"/>
        </style:tab-stops>
      </style:paragraph-properties>
      <style:text-properties fo:font-size="12pt" style:font-size-asian="12pt" style:font-size-complex="12pt"/>
    </style:style>
    <style:style style:name="P167" style:family="paragraph" style:parent-style-name="Standard" style:list-style-name="WWNum11">
      <style:paragraph-properties fo:margin-left="1.6252in" fo:margin-right="0in" fo:margin-top="0in" fo:margin-bottom="0.139in" loext:contextual-spacing="true" fo:line-height="115%" fo:orphans="2" fo:widows="2" fo:text-indent="-0.1252in" style:auto-text-indent="false">
        <style:tab-stops>
          <style:tab-stop style:position="1.25in"/>
        </style:tab-stops>
      </style:paragraph-properties>
      <style:text-properties fo:font-size="12pt" style:font-size-asian="12pt" style:font-size-complex="12pt"/>
    </style:style>
    <style:style style:name="P168" style:family="paragraph" style:parent-style-name="Standard">
      <style:paragraph-properties fo:margin-left="1.75in" fo:margin-right="0in" fo:margin-top="0in" fo:margin-bottom="0in" loext:contextual-spacing="false" fo:text-align="justify" style:justify-single-word="false" fo:orphans="2" fo:widows="2" fo:text-indent="0in" style:auto-text-indent="false"/>
      <style:text-properties fo:font-size="12pt" style:font-size-asian="12pt" style:font-size-complex="12pt"/>
    </style:style>
    <style:style style:name="P169" style:family="paragraph" style:parent-style-name="Text_20_body">
      <style:text-properties fo:font-variant="small-caps" fo:color="#000000" style:font-name="none" fo:font-size="12pt" fo:letter-spacing="normal" fo:font-style="normal" fo:font-weight="normal" officeooo:paragraph-rsid="000991c8" style:font-size-asian="12pt" style:font-size-complex="12pt"/>
    </style:style>
    <style:style style:name="P170" style:family="paragraph" style:parent-style-name="Text_20_body">
      <style:text-properties fo:font-size="12pt" officeooo:paragraph-rsid="000991c8" style:font-size-asian="12pt" style:font-size-complex="12pt"/>
    </style:style>
    <style:style style:name="P171" style:family="paragraph" style:parent-style-name="Text_20_body" style:list-style-name="WWNum14">
      <loext:graphic-properties draw:fill="none"/>
      <style:paragraph-properties fo:margin-left="0in" fo:margin-right="0in" fo:margin-top="0in" fo:margin-bottom="0.0972in" loext:contextual-spacing="false" fo:line-height="120%" fo:text-align="start" style:justify-single-word="false" fo:orphans="2" fo:widows="2" fo:text-indent="0in" style:auto-text-indent="false" fo:background-color="transparent" style:writing-mode="lr-tb"/>
    </style:style>
    <style:style style:name="P172" style:family="paragraph" style:parent-style-name="Heading_20_3" style:list-style-name="WWNum14" style:master-page-name="Standard">
      <style:paragraph-properties fo:margin-left="0.5in" fo:margin-right="0in" fo:keep-together="always" fo:orphans="2" fo:widows="2" fo:text-indent="-0.25in" style:auto-text-indent="false" style:page-number="1" fo:keep-with-next="always"/>
    </style:style>
    <style:style style:name="P173" style:family="paragraph" style:parent-style-name="Heading_20_4" style:list-style-name="WWNum28">
      <style:paragraph-properties fo:margin-left="0.6874in" fo:margin-right="0in" fo:keep-together="always" fo:orphans="2" fo:widows="2" fo:text-indent="-0.25in" style:auto-text-indent="false" fo:keep-with-next="always"/>
    </style:style>
    <style:style style:name="P174" style:family="paragraph" style:parent-style-name="Heading_20_4" style:list-style-name="WWNum9">
      <style:paragraph-properties fo:margin-left="0.6874in" fo:margin-right="0in" fo:keep-together="always" fo:orphans="2" fo:widows="2" fo:text-indent="-0.25in" style:auto-text-indent="false" fo:keep-with-next="always"/>
    </style:style>
    <style:style style:name="P175" style:family="paragraph">
      <loext:graphic-properties draw:fill="solid" draw:fill-color="#ffffff"/>
      <style:paragraph-properties fo:text-align="start"/>
      <style:text-properties fo:font-size="18pt"/>
    </style:style>
    <style:style style:name="P176"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officeooo:rsid="000db406" style:font-size-asian="12pt" style:font-size-complex="12pt"/>
    </style:style>
    <style:style style:name="T3" style:family="text">
      <style:text-properties fo:font-size="12pt" officeooo:rsid="000f8b92" style:font-size-asian="12pt" style:font-size-complex="12pt"/>
    </style:style>
    <style:style style:name="T4" style:family="text">
      <style:text-properties fo:font-size="12pt" officeooo:rsid="00112c8c" style:font-size-asian="12pt" style:font-size-complex="12pt"/>
    </style:style>
    <style:style style:name="T5" style:family="text">
      <style:text-properties fo:font-size="12pt" officeooo:rsid="001318bc" style:font-size-asian="12pt" style:font-size-complex="12pt"/>
    </style:style>
    <style:style style:name="T6" style:family="text">
      <style:text-properties fo:font-size="12pt" officeooo:rsid="00209bd4"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2pt" style:text-underline-style="solid" style:text-underline-width="auto" style:text-underline-color="font-color" officeooo:rsid="001318bc" style:font-size-asian="12pt" style:font-size-complex="12pt"/>
    </style:style>
    <style:style style:name="T10" style:family="text">
      <style:text-properties fo:font-size="12pt" style:text-underline-style="solid" style:text-underline-width="auto" style:text-underline-color="font-color" fo:font-weight="bold" style:font-size-asian="12pt" style:font-weight-asian="bold"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13" style:family="text">
      <style:text-properties fo:font-size="12pt" fo:font-style="italic" style:text-underline-style="solid" style:text-underline-width="auto" style:text-underline-color="font-color" style:font-size-asian="12pt" style:font-style-asian="italic" style:font-size-complex="12pt"/>
    </style:style>
    <style:style style:name="T14" style:family="text">
      <style:text-properties fo:font-size="12pt" fo:font-style="italic" fo:font-weight="bold" style:font-size-asian="12pt" style:font-style-asian="italic" style:font-weight-asian="bold" style:font-size-complex="12pt"/>
    </style:style>
    <style:style style:name="T15" style:family="text">
      <style:text-properties fo:font-variant="small-caps" fo:font-size="12pt" fo:font-weight="bold" style:font-size-asian="12pt" style:font-weight-asian="bold" style:font-size-complex="12pt"/>
    </style:style>
    <style:style style:name="T16" style:family="text">
      <style:text-properties fo:color="#000000" style:font-name="Wide Latin" fo:font-size="14pt" style:font-name-asian="Wide Latin1" style:font-size-asian="14pt" style:font-name-complex="Wide Latin1"/>
    </style:style>
    <style:style style:name="T17" style:family="text">
      <style:text-properties fo:font-variant="normal" fo:text-transform="none" fo:color="#000000" style:font-name="none" fo:font-size="12pt" fo:letter-spacing="normal" fo:font-style="normal" fo:font-weight="normal" style:font-size-asian="12pt" style:font-size-complex="12pt"/>
    </style:style>
    <style:style style:name="T18" style:family="text">
      <style:text-properties fo:font-variant="normal" fo:text-transform="none" fo:color="#000000" style:font-name="none" fo:font-size="12pt" fo:letter-spacing="normal" fo:font-style="normal" fo:font-weight="normal" officeooo:rsid="00112c8c" style:font-size-asian="12pt" style:font-size-complex="12pt"/>
    </style:style>
    <style:style style:name="gr1" style:family="graphic">
      <style:graphic-properties draw:stroke="solid" svg:stroke-width="0.0138in" svg:stroke-color="#000000" draw:stroke-linejoin="round" draw:fill="solid" draw:fill-color="#ffffff" draw:textarea-vertical-align="top" draw:auto-grow-height="false" fo:min-height="0.4154in" fo:min-width="1.8165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9307in" fo:min-width="1.3472in" fo:padding-top="0.0417in" fo:padding-bottom="0.0417in" fo:padding-left="0.0972in" fo:padding-right="0.0972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9862in" fo:min-width="1.528in" fo:padding-top="0.0417in" fo:padding-bottom="0.0417in" fo:padding-left="0.0972in" fo:padding-right="0.0972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82309713154361445" text:style-name="WWNum14">
        <text:list-item>
          <text:h text:style-name="P172" text:outline-level="3"><text:span text:style-name="T6">W</text:span><text:span text:style-name="T1">alking after the Spirit is Liberty<text:tab/><text:tab/><text:tab/>Ch. 8</text:span></text:h>
        </text:list-item>
      </text:list>
      <text:list xml:id="list4866921674775058655" text:style-name="WWNum28">
        <text:list-item>
          <text:h text:style-name="P173" text:outline-level="4">8:1-9<text:tab/>No Condemnation </text:h>
        </text:list-item>
      </text:list>
      <text:list xml:id="list2420712117483612481" text:style-name="WWNum9">
        <text:list-item>
          <text:h text:style-name="P174" text:outline-level="4">8:10-16<text:tab/>Mortify the Deeds of the Body, Ye shall Live</text:h>
        </text:list-item>
        <text:list-item>
          <text:h text:style-name="P174" text:outline-level="4">8:17-25<text:tab/>Hope of Adoption as Joint Heirs</text:h>
        </text:list-item>
        <text:list-item>
          <text:h text:style-name="P174" text:outline-level="4">8:26-28<text:tab/>The Spirit Helps our Infirmities</text:h>
        </text:list-item>
        <text:list-item>
          <text:h text:style-name="P174" text:outline-level="4">8:29-30 <text:tab/>The Hope of Glorification</text:h>
        </text:list-item>
        <text:list-item>
          <text:h text:style-name="P174" text:outline-level="4">8:31-39<text:tab/>None Shall Stand Against Us, It is God that Justifies</text:h>
        </text:list-item>
      </text:list>
      <text:p text:style-name="P1"/>
      <text:p text:style-name="P117">Romans chapter eight deals with our position in Christ. <text:s/>We are free from sin and death. <text:s/>The sufferings we go through are to teach us our motives. <text:s/>The end of the chapter deals with the Christian’s Hope, which is; “If God be for us who can be against us.” <text:s/>And that we are more than conquerors and that all things work together for good.</text:p>
      <text:p text:style-name="P25"/>
      <text:p text:style-name="P25"><text:span text:style-name="T1">The deliverance Paul cried for in 7:24 has arrived in 8:1. The quality of life before regeneration of the religious has gruesome parallels, but the new man in Christ experiences great liberty. No longer condemned to die as the man bound to the corpse, for </text:span><text:span text:style-name="T11">there is therefore now no condemnation to them which are in Christ Jesus, who walk not after the flesh, but after the Spirit</text:span><text:span text:style-name="T1">. </text:span></text:p>
      <text:p text:style-name="P25"/>
      <text:p text:style-name="P25"><text:span text:style-name="T1">The law of sin brought bondage, but the Law of the Spirit of life in Christ Jesus has worked great liberty! <text:s/></text:span><text:span text:style-name="T7">OUR POSITION IN CHRIST is free from condemnation.</text:span></text:p>
      <text:p text:style-name="P25"/>
      <text:p text:style-name="P63">Let us look at the nature of the “Law of the Spirit of Life.”</text:p>
      <text:p text:style-name="P2"/>
      <text:list xml:id="list5544485063130194714" text:style-name="WWNum34">
        <text:list-item>
          <text:p text:style-name="P110">Provides justification where the old law only condemned.</text:p>
        </text:list-item>
        <text:list-item>
          <text:p text:style-name="P110">Works liberty where the old law only worked bondage.</text:p>
        </text:list-item>
        <text:list-item>
          <text:p text:style-name="P110">It is a stronger law doing what the old law could not do in its weakness.</text:p>
        </text:list-item>
        <text:list-item>
          <text:p text:style-name="P110">It has been made flesh and identified with the sinful; the old law could only stand from a distance as a school master with a pointed finger.</text:p>
        </text:list-item>
        <text:list-item>
          <text:p text:style-name="P110">This law works righteousness in the Believer; the old law could only identify unrighteousness.</text:p>
        </text:list-item>
        <text:list-item>
          <text:p text:style-name="P110">This life is subject to the law of God, whereas the flesh is not and cannot be for it is an enemy of God.</text:p>
        </text:list-item>
      </text:list>
      <text:p text:style-name="P27"/>
      <text:p text:style-name="P42">Let us look at the fulfilling of this “Life.”</text:p>
      <text:p text:style-name="P2"/>
      <text:list xml:id="list5926591929429690754" text:style-name="WWNum33">
        <text:list-item>
          <text:p text:style-name="P111">It is fulfilled in the one that walks not after the flesh, but after the Spirit.</text:p>
        </text:list-item>
        <text:list-item>
          <text:p text:style-name="P105"><text:span text:style-name="T1">Also, in those that mind the things of the Spirit, and not the things of the flesh. </text:span><text:span text:style-name="T11">For to be carnally minded is death, but to be spiritually minded is life and peace.</text:span></text:p>
        </text:list-item>
        <text:list-item>
          <text:p text:style-name="P111">It is pleasing to God, but they that are in the flesh cannot please God.</text:p>
        </text:list-item>
        <text:list-item>
          <text:p text:style-name="P111">If the Spirit of God dwell in you then His life is fulfilled in you, for you are no longer trying to serve God in the flesh, but have the Spirit of Christ to inspire and insure life. </text:p>
        </text:list-item>
        <text:list-item>
          <text:p text:style-name="P105"><text:span text:style-name="T1">This life is not your own, but is Christ’s life. Galatians 2:20 </text:span><text:span text:style-name="T11">I am crucified with Christ: nevertheless I live; yet not I, but Christ liveth in me: and the life which I now live in the flesh I live by the faith of the Son of God, who loved me, and gave himself for me</text:span><text:span text:style-name="T1">.</text:span></text:p>
        </text:list-item>
        <text:list-item>
          <text:p text:style-name="P111">The fruit of this Life is righteousness. Christ in you makes your body dead because of sin, but the Spirit is life because of righteousness.</text:p>
        </text:list-item>
        <text:list-item>
          <text:p text:style-name="P111">This Life is not debtor to the flesh, but to God to serve Him and obey Him.</text:p>
        </text:list-item>
        <text:list-item>
          <text:p text:style-name="P111">This Life is fulfilled in mortifying the deeds of the body.</text:p>
        </text:list-item>
      </text:list>
      <text:p text:style-name="P64">The Spiritual Mind is Life and Peace</text:p>
      <text:p text:style-name="P39">Romans 8:6 <text:s/>For to be carnally minded is death; but to be spiritually minded is life and peace.</text:p>
      <text:p text:style-name="P39">It makes a difference what you think. <text:s text:c="8"/><text:tab/><text:tab/>Mindset <text:s text:c="90"/>It makes a difference how you think. <text:s text:c="9"/><text:tab/><text:tab/>Meditation <text:s text:c="97"/>It makes a difference what you dwell on.<text:tab/><text:tab/>Motive <text:s text:c="96"/>Peace isn’t absence of trouble or danger but Peace is being in the presence of God <text:s text:c="34"/>2Thess. 3:16 Now the Lord of peace himself give you peace always by all means. The Lord be with you all.</text:p>
      <text:list xml:id="list6846866945030671775" text:style-name="WWNum19">
        <text:list-item>
          <text:p text:style-name="P112">Are we spiritually minded? </text:p>
        </text:list-item>
        <text:list-item>
          <text:p text:style-name="P112">Or are we carnally minded? <text:s text:c="5"/>(self motivated)</text:p>
        </text:list-item>
      </text:list>
      <text:p text:style-name="P39"><text:soft-page-break/><text:s/>Do our thoughts dwell on carnal things – the everyday needs – the daily grind –routine-schedule- performance-play-pleasure-the satisfying of our wants and desires? </text:p>
      <text:p text:style-name="P1"><text:span text:style-name="T1">Luke 10:40—</text:span><text:span text:style-name="T11">But Martha was cumbered about much serving, and came to him, and said, Lord, dost thou not care that my sister hath left me to serve alone? bid her therefore that she help me. <text:s text:c="34"/></text:span><text:span text:style-name="T1">41 And Jesus answered and said unto her, Martha, Martha, thou art careful and troubled about many things:</text:span><text:span text:style-name="T11"> <text:s/></text:span><text:span text:style-name="T1">42 But one thing is needful: and Mary hath chosen that good part, which shall not be taken away from her.</text:span></text:p>
      <text:p text:style-name="P1"><text:span text:style-name="T1"><text:s/>Or are we truly spiritually minded? <text:s text:c="8"/>(</text:span><text:span text:style-name="T8">The Will of God</text:span><text:span text:style-name="T1">)</text:span></text:p>
      <text:list xml:id="list124383854418757664" text:style-name="WWNum24">
        <text:list-item>
          <text:p text:style-name="P147">Is our mindset in tune with the Lord?</text:p>
        </text:list-item>
        <text:list-item>
          <text:p text:style-name="P147">Is our thinking in alignment with the Word of God?</text:p>
        </text:list-item>
        <text:list-item>
          <text:p text:style-name="P147">Is our walk right with God? </text:p>
        </text:list-item>
      </text:list>
      <text:p text:style-name="P33"/>
      <text:list xml:id="list737985393310782874" text:style-name="WWNum6">
        <text:list-item>
          <text:p text:style-name="P72">Dwelling on the Word of God <text:s/>- <text:s/>Do our hearts dwell on the things in Ro. 8? </text:p>
        </text:list-item>
      </text:list>
      <text:p text:style-name="P30"/>
      <text:p text:style-name="P1"><text:span text:style-name="T1">Rom. 8:1—</text:span><text:span text:style-name="T11">There is therefore now </text:span><text:span text:style-name="T12">no condemnation</text:span><text:span text:style-name="T11"> to them which are in Christ Jesus</text:span><text:span text:style-name="T14">, </text:span><text:span text:style-name="T11">who walk not after the flesh, but after the Spirit. <text:s/></text:span></text:p>
      <text:list xml:id="list7425445747255677812" text:style-name="WWNum7">
        <text:list-item>
          <text:p text:style-name="P106"><text:span text:style-name="T1">No Condemnation to sentence you. <text:s text:c="15"/>31 What shall we then say to these things? If God be for us, who can be against us? <text:tab/><text:tab/></text:span><text:span text:style-name="T7">no fear of accusation</text:span></text:p>
        </text:list-item>
        <text:list-item>
          <text:p text:style-name="P113">No Accusation to sway you</text:p>
        </text:list-item>
      </text:list>
      <text:p text:style-name="P26"/>
      <text:p text:style-name="P1"><text:span text:style-name="T1">35 Who shall separate us from the love of Christ? …37</text:span><text:span text:style-name="T10"> Nay</text:span><text:span text:style-name="T1">, in all these things we are more than conquerors through him that loved us. <text:tab/>39 Nor height, nor depth, nor any other creature, shall be able to separate us from the love of God, which is in Christ Jesus our Lord.<text:tab/><text:tab/><text:tab/></text:span></text:p>
      <text:list xml:id="list91421839385151" text:continue-numbering="true" text:style-name="WWNum7">
        <text:list-item>
          <text:p text:style-name="P113">No Separation to stop you.<text:tab/><text:tab/> <text:s text:c="172"/>We separate ourselves by not obeying the truth <text:s text:c="105"/>8:1— “walk not after the flesh” <text:s text:c="135"/>8:4— “walk not after the flesh” <text:s text:c="135"/>8:5—“they that are after the flesh do mind the things of the flesh” <text:s text:c="372"/>8:6—“For to be carnally minded is death” 13— “ye shall die” <text:s text:c="108"/>8:7—Because the carnal mind is enmity against God: for it is not subject to the law of God, neither indeed can be. <text:s text:c="175"/>8: 8—So then they that are in the flesh cannot please God. <text:s text:c="82"/>36 As it is written, For thy sake we are killed all the day long; we are accounted as sheep for the slaughter. <text:s text:c="4"/>37 Nay, in all these things we are more than conquerors through him that loved us.</text:p>
        </text:list-item>
        <text:list-item>
          <text:p text:style-name="P113">No defeat to slaughter or to slump you. </text:p>
        </text:list-item>
      </text:list>
      <text:p text:style-name="P26"/>
      <text:p text:style-name="P148">No intermission—“ all the day long” I Cor.15:30-31; 4:9-11; 2Co 4:10-11 </text:p>
      <text:list xml:id="list91420930024014" text:continue-list="list737985393310782874" text:style-name="WWNum6">
        <text:list-item>
          <text:p text:style-name="P73">The Holy Ghost dwelling in you</text:p>
        </text:list-item>
      </text:list>
      <text:p text:style-name="P30"/>
      <text:p text:style-name="P1"><text:span text:style-name="T1"><text:s/>8:9 But ye are not in the flesh, but in the Spirit, if so be that the </text:span><text:span text:style-name="T10">Spirit of God dwell in you</text:span><text:span text:style-name="T1">. Now if any man have not the Spirit of Christ, he is none of his. <text:s text:c="176"/>11 But if </text:span><text:span text:style-name="T10">the Spirit</text:span><text:span text:style-name="T1"> of him that raised up Jesus from the dead </text:span><text:span text:style-name="T10">dwell in you</text:span><text:span text:style-name="T1">, he that raised up Christ from the dead shall also quicken your mortal bodies </text:span><text:span text:style-name="T8">by his Spirit that </text:span><text:span text:style-name="T10">dwelleth in you.</text:span><text:span text:style-name="T1"> <text:s text:c="21"/>2Co 6:16 And what agreement hath the </text:span><text:span text:style-name="T8">temple of God</text:span><text:span text:style-name="T1"> with idols? for </text:span><text:span text:style-name="T10">ye are the temple of the living God</text:span><text:span text:style-name="T1">; as God hath said, I </text:span><text:span text:style-name="T8">will </text:span><text:span text:style-name="T10">dwell</text:span><text:span text:style-name="T8"> in them</text:span><text:span text:style-name="T1">, and </text:span><text:span text:style-name="T10">walk</text:span><text:span text:style-name="T8"> in them</text:span><text:span text:style-name="T1">; and I will be their God, and they shall be my people.</text:span></text:p>
      <text:list xml:id="list91420609735441" text:continue-numbering="true" text:style-name="WWNum6">
        <text:list-item>
          <text:p text:style-name="P72">Walking after the Spirit.</text:p>
        </text:list-item>
      </text:list>
      <text:list xml:id="list1527861196623460137" text:style-name="WWNum41">
        <text:list-item>
          <text:p text:style-name="P121">Be obedient to the Word in all things</text:p>
        </text:list-item>
      </text:list>
      <text:p text:style-name="P1"><text:span text:style-name="T1">Ro 8:1—</text:span><text:span text:style-name="T11">There is therefore now no condemnation to them which are in Christ Jesus, who </text:span><text:span text:style-name="T13">walk not after the flesh, but after the Spirit</text:span><text:span text:style-name="T11">. <text:s text:c="140"/></text:span><text:span text:style-name="T1">Col 3:16—</text:span><text:span text:style-name="T11">Let </text:span><text:span text:style-name="T12">the word of Christ dwell in you</text:span><text:span text:style-name="T11"> richly in all wisdom; teaching and admonishing one another in psalms and hymns and spiritual songs, singing with grace in your hearts to the Lord.</text:span><text:span text:style-name="T1"> <text:s text:c="21"/>John 14:23—</text:span><text:span text:style-name="T11">Jesus answered and said unto him, If a man love me, he will keep my words: and my Father will love him, and we will come unto him, and </text:span><text:span text:style-name="T13">make our </text:span><text:span text:style-name="T12">abode</text:span><text:span text:style-name="T13"> with him</text:span><text:span text:style-name="T11">.</text:span><text:span text:style-name="T1"> <text:s text:c="48"/>15:7—</text:span><text:span text:style-name="T11">If ye abide in me, and </text:span><text:span text:style-name="T13">my words </text:span><text:span text:style-name="T12">abide </text:span><text:span text:style-name="T13">in you</text:span><text:span text:style-name="T11">, ye shall ask what ye will, and it shall be done unto you.</text:span></text:p>
      <text:list xml:id="list91420129782119" text:continue-numbering="true" text:style-name="WWNum41">
        <text:list-item>
          <text:p text:style-name="P122">Be subject to the Spirit in all things—FOLLOW <text:s text:c="59"/></text:p>
        </text:list-item>
        <text:list-item>
          <text:p text:style-name="P122">Be led by the Spirit in all things—WALK WITH HIM</text:p>
        </text:list-item>
      </text:list>
      <text:p text:style-name="P1"><text:span text:style-name="T1">Ro 8:28—</text:span><text:span text:style-name="T11">And we know that </text:span><text:span text:style-name="T13">all things work together</text:span><text:span text:style-name="T11"> for good </text:span><text:span text:style-name="T13">to them that</text:span><text:span text:style-name="T12"> love God</text:span><text:span text:style-name="T11">, </text:span><text:span text:style-name="T13">to them</text:span><text:span text:style-name="T12"> who are the called</text:span><text:span text:style-name="T11"> </text:span><text:span text:style-name="T13">according to</text:span><text:span text:style-name="T12"> his purpose</text:span><text:span text:style-name="T11">. <text:s text:c="128"/></text:span><text:span text:style-name="T1">14:17—</text:span><text:span text:style-name="T11">For the kingdom of God </text:span><text:soft-page-break/><text:span text:style-name="T11">is not meat and drink; but </text:span><text:span text:style-name="T13">righteousness</text:span><text:span text:style-name="T11">, and </text:span><text:span text:style-name="T13">peace</text:span><text:span text:style-name="T11">, and </text:span><text:span text:style-name="T13">joy</text:span><text:span text:style-name="T11"> in the Holy Ghost</text:span><text:span text:style-name="T1">. <text:s text:c="178"/>14:19—</text:span><text:span text:style-name="T11">Let us therefore </text:span><text:span text:style-name="T12">follow</text:span><text:span text:style-name="T11"> </text:span><text:span text:style-name="T13">after the things which make for peace</text:span><text:span text:style-name="T11">, and </text:span><text:span text:style-name="T12">things</text:span><text:span text:style-name="T13"> wherewith one may </text:span><text:span text:style-name="T12">edify</text:span><text:span text:style-name="T13"> another</text:span><text:span text:style-name="T11">.</text:span></text:p>
      <text:list xml:id="list91420513032039" text:continue-list="list91420609735441" text:style-name="WWNum6">
        <text:list-item>
          <text:p text:style-name="P72">Righteousness and Peace work together </text:p>
        </text:list-item>
      </text:list>
      <text:list xml:id="list8300529986534613929" text:style-name="WWNum30">
        <text:list-item>
          <text:p text:style-name="P83">Through a Disciplined Prayer life<text:tab/><text:tab/>Ro 8:26,27 </text:p>
        </text:list-item>
        <text:list-item>
          <text:p text:style-name="P83">Through <text:s/>a Dedicated Mind</text:p>
        </text:list-item>
      </text:list>
      <text:p text:style-name="P1"><text:span text:style-name="T1">Ro 8:2—</text:span><text:span text:style-name="T11">For the </text:span><text:span text:style-name="T13">law of the Spirit of </text:span><text:span text:style-name="T12">life</text:span><text:span text:style-name="T11"> </text:span><text:span text:style-name="T12">in</text:span><text:span text:style-name="T14"> </text:span><text:span text:style-name="T12">Christ</text:span><text:span text:style-name="T13"> </text:span><text:span text:style-name="T12">Jesus</text:span><text:span text:style-name="T11"> hath </text:span><text:span text:style-name="T12">made me free</text:span><text:span text:style-name="T11"> from the law of sin and death. <text:s/></text:span><text:span text:style-name="T1"><text:s/>4</text:span><text:span text:style-name="T11">—That </text:span><text:span text:style-name="T12">the righteousness of the law</text:span><text:span text:style-name="T11"> might be </text:span><text:span text:style-name="T13">fulfilled</text:span><text:span text:style-name="T11"> in us, who walk not after the flesh, but after the Spirit</text:span><text:span text:style-name="T1">. <text:s text:c="142"/>Ro 1:5—</text:span><text:span text:style-name="T11">By whom we have received grace and apostleship, for </text:span><text:span text:style-name="T12">obedience to the faith</text:span><text:span text:style-name="T11"> among all nations, for his name: <text:s text:c="150"/></text:span><text:span text:style-name="T1">16:26—</text:span><text:span text:style-name="T11">But now is made manifest, and by the scriptures of the prophets, according to the commandment of the everlasting God, made known to all nations for the </text:span><text:span text:style-name="T12">obedience of faith</text:span><text:span text:style-name="T11">:</text:span><text:span text:style-name="T1"> <text:s text:c="3"/>2Co 10:5—</text:span><text:span text:style-name="T11">Casting down imaginations, and every high thing that exalteth itself against the knowledge of God, and bringing into captivity every thought to the </text:span><text:span text:style-name="T12">obedience of Christ</text:span><text:span text:style-name="T11">;</text:span></text:p>
      <text:p text:style-name="P39">Romans eight sets forth that part in our salvation which is exercised by the third person of the Godhead, the blessed Holy Ghost. <text:s/>Without Christ's work on the cross there would be no salvation, and without the presence and constant operation of the Holy Ghost, there would be no application of that salvation to us.</text:p>
      <text:list xml:id="list91421805951037" text:continue-list="list91421839385151" text:style-name="WWNum7">
        <text:list-item>
          <text:p text:style-name="P106"><text:span text:style-name="T1">V. Righteousness in life is possible through </text:span><text:span text:style-name="T8">power of the Holy Ghost</text:span><text:span text:style-name="T10"> <text:s/></text:span><text:span text:style-name="T1"><text:s text:c="2"/>Romans 8:1 - 11</text:span></text:p>
        </text:list-item>
      </text:list>
      <text:p text:style-name="P1"><text:span text:style-name="T1">8: 1 <text:s text:c="2"/><text:tab/> Now (justified - sin dealt with) there is no condemnation. <text:s text:c="57"/>8:2<text:tab/>We were condemned, but now </text:span><text:span text:style-name="T8">FREE</text:span><text:span text:style-name="T1"> from condemnation </text:span><text:span text:style-name="T8">in</text:span><text:span text:style-name="T1"> Christ Jesus.</text:span></text:p>
      <text:p text:style-name="P149">In - (preparation) we are positionally in Christ <text:s text:c="54"/>Positioned - (in Christ) law of the Spirit <text:s text:c="98"/>In old nature - law of sin and death</text:p>
      <text:p text:style-name="P39">8:3<text:tab/>The law could not do many things. <text:s/>It could not make men good. <text:s text:c="65"/>8:4<text:tab/>The righteousness of the law might be fulfilled in us. <text:s/>We are not to walk after the flesh, but after the spirit.</text:p>
      <text:p text:style-name="P1"><text:span text:style-name="T1">8: 5-8<text:tab/> </text:span><text:span text:style-name="T8">Contrast of the carnal mind with that of the spiritual mind</text:span></text:p>
      <text:list xml:id="list91420740197648" text:continue-list="list91420129782119" text:style-name="WWNum41">
        <text:list-item>
          <text:list>
            <text:list-item>
              <text:p text:style-name="P150"><text:span text:style-name="T1">The carnal mind produces </text:span><text:span text:style-name="T8">death</text:span></text:p>
              <text:list>
                <text:list-item>
                  <text:p text:style-name="P152">Immoral, evil, violent, worldly, selfish and lust of the flesh</text:p>
                </text:list-item>
                <text:list-item>
                  <text:p text:style-name="P152">Moral, cultured, centered around self and lust of the eyes</text:p>
                </text:list-item>
                <text:list-item>
                  <text:p text:style-name="P152">Self-righteous, religious, good works and the pride of life.</text:p>
                </text:list-item>
              </text:list>
            </text:list-item>
            <text:list-item>
              <text:p text:style-name="P150"><text:span text:style-name="T1">The spiritual mind produces </text:span><text:span text:style-name="T8">life</text:span></text:p>
              <text:list>
                <text:list-item>
                  <text:p text:style-name="P151"><text:span text:style-name="T1">A Renewed spiritual mind kept on the truth. <text:s text:c="3"/><text:tab/> </text:span><text:span text:style-name="T8">Faith</text:span></text:p>
                </text:list-item>
                <text:list-item>
                  <text:p text:style-name="P151"><text:span text:style-name="T1">A Restored mind restoring others.<text:tab/><text:tab/> </text:span><text:span text:style-name="T8">Hope</text:span></text:p>
                </text:list-item>
                <text:list-item>
                  <text:p text:style-name="P151"><text:span text:style-name="T1">A Transformed mind <text:tab/><text:tab/><text:tab/><text:tab/> </text:span><text:span text:style-name="T8">Love</text:span><text:span text:style-name="T1"><text:tab/><text:tab/></text:span></text:p>
                </text:list-item>
              </text:list>
            </text:list-item>
          </text:list>
        </text:list-item>
      </text:list>
      <text:p text:style-name="P1"><text:span text:style-name="T1">8:10<text:tab/>The body is dead because of </text:span><text:span text:style-name="T8">sin</text:span><text:span text:style-name="T1">, The spirit is life because of </text:span><text:span text:style-name="T8">righteousness</text:span><text:span text:style-name="T1">.</text:span></text:p>
      <text:list xml:id="list91420229080956" text:continue-list="list91420513032039" text:style-name="WWNum6">
        <text:list-item>
          <text:p text:style-name="P75">The Christian believer is made alive by the Holy Ghost.</text:p>
        </text:list-item>
      </text:list>
      <text:p text:style-name="P39">8:11<text:tab/>But if the spirit dwells in you, he shall quicken your mortal bodies.</text:p>
      <text:list xml:id="list2556267735923504759" text:style-name="WWNum27">
        <text:list-item>
          <text:p text:style-name="P114">Quicken - vitalize - bring to life – make alive</text:p>
        </text:list-item>
      </text:list>
      <text:list xml:id="list2321640398614391132" text:style-name="WWNum13">
        <text:list-item>
          <text:p text:style-name="P123">The Spirit gives life by freeing the believer from sin and death.</text:p>
        </text:list-item>
        <text:list-item>
          <text:p text:style-name="P123">The Spirit gives life by doing what the law could not do.</text:p>
        </text:list-item>
        <text:list-item>
          <text:p text:style-name="P123">The Spirit gives life by condemning sin in the flesh.</text:p>
        </text:list-item>
        <text:list-item>
          <text:p text:style-name="P123">The Spirit gives life by Christ providing Righteousness for us.</text:p>
        </text:list-item>
      </text:list>
      <text:p text:style-name="P1"/>
      <text:list xml:id="list91420239097191" text:continue-list="list91420229080956" text:style-name="WWNum6">
        <text:list-item>
          <text:p text:style-name="P74"><text:span text:style-name="T10">Completed Righteousness</text:span><text:span text:style-name="T1">, the redemption of our body. BECAUSE OF ADOPTION</text:span><text:span text:style-name="T7"> <text:s text:c="4"/></text:span><text:span text:style-name="T1">8:12 - 23</text:span></text:p>
        </text:list-item>
      </text:list>
      <text:p text:style-name="P39">8:12<text:tab/>We are debtors to life - we are obligated and beholding <text:s text:c="57"/>8:13<text:tab/>Not after the flesh, But through the spirit</text:p>
      <text:p text:style-name="P52">What new things are revealed about Christian life, the life according to the spirit?</text:p>
      <text:p text:style-name="P15"/>
      <text:list xml:id="list8498260423163508063" text:style-name="WWNum38">
        <text:list-item>
          <text:p text:style-name="P115">8:14<text:tab/>"For as many as are led by the spirit" <text:s text:c="3"/>“led” (controlled) by the spirit. <text:s text:c="39"/>Divine Guidance is the scriptural evidence of Maturity and Sonship.</text:p>
        </text:list-item>
      </text:list>
      <text:p text:style-name="P148">There is a difference between Divine guidance and natural reasoning, circumstances or impressions.</text:p>
      <text:p text:style-name="P39"><text:tab/><text:tab/>Sons of God - "Sons" means adult sons - sons come of age</text:p>
      <text:p text:style-name="P61">Two total separate <text:s/>spirits are contrasted in 8:15</text:p>
      <text:p text:style-name="P39">8:15<text:tab/>1.<text:tab/>We have not received the spirit of bondage. <text:s text:c="6"/>No longer under the law.</text:p>
      <text:p text:style-name="P39"><text:tab/>2.<text:tab/>"We have received the spirit of adoption."</text:p>
      <text:p text:style-name="P42">8:14-30 Adoption</text:p>
      <text:p text:style-name="P2"><text:soft-page-break/><text:span text:style-name="T1">We are introduced here to a deeper concept which is adoption, the manifestation of the sons of God. We understand that every man is BORN into the family of God, so what is this adoption all about? Adoption has to do with placing the fully matured and fully developed into Sonship. This thought combined with the </text:span><text:span text:style-name="T11">manifestation of the sons of God</text:span><text:span text:style-name="T1"> speak of God’s ultimate plan in salvation. He is desirous to have many sons like His only Son. We often refer to this plan as </text:span><text:span text:style-name="T11">End Time Salvation.</text:span><text:span text:style-name="T1"> </text:span></text:p>
      <text:p text:style-name="P51"><draw:custom-shape text:anchor-type="paragraph" draw:z-index="0" draw:name="Freeform 3" draw:style-name="gr1" draw:text-style-name="P175" svg:width="2.0142in" svg:height="0.5142in" svg:x="1.9862in" svg:y="0.139in"><text:p/><draw:enhanced-geometry draw:mirror-horizontal="false" draw:mirror-vertical="false" svg:viewBox="0 0 1828799 457199" drawooo:sub-view-size="1828800 457200" draw:text-areas="0 0 0 0" draw:type="ooxml-non-primitive" draw:enhanced-path="M 228600 85725 L 228600 400050 F N"/></draw:custom-shape><draw:custom-shape text:anchor-type="paragraph" draw:z-index="3" draw:name="Freeform 2" draw:style-name="gr3" draw:text-style-name="P176" svg:width="1.7224in" svg:height="1.0697in" svg:x="2.5138in" svg:y="0.1945in"><text:p text:style-name="Frame_20_contents"><text:span text:style-name="T16">Defined</text:span></text:p><draw:enhanced-geometry draw:mirror-horizontal="false" draw:mirror-vertical="false" svg:viewBox="0 0 1571624 974724" drawooo:sub-view-size="1571625 974725" draw:text-areas="0 0 0 0" draw:type="ooxml-non-primitive" draw:enhanced-path="M 0 0 L 0 974725 1571625 974725 1571625 0 Z N"/></draw:custom-shape>End Time Salvation</text:p>
      <text:p text:style-name="P1"/>
      <text:p text:style-name="P20"><text:span text:style-name="T11">End Time Salvation</text:span><text:span text:style-name="T1"> is God’s plan of salvation in its totality, salvation to the uttermost, of the whole man—body, soul, and spirit—which in time past was not an available provision because of the appropriateness of time. It is now made available to us living in the end times (or, </text:span><text:span text:style-name="T11">the time of the end</text:span><text:span text:style-name="T1">).</text:span></text:p>
      <text:p text:style-name="P20"><text:span text:style-name="T1">It is communicated throughout Scripture through many different thoughts. Listed below are some of the thoughts included in </text:span><text:span text:style-name="T11">End Time Salvation</text:span><text:span text:style-name="T1">: </text:span></text:p>
      <text:p text:style-name="P153">End Time Deliverance <text:s text:c="15"/>Full salvation <text:s text:c="10"/>Apolutrosis: Complete State <text:s text:c="3"/>of Release</text:p>
      <text:p text:style-name="P153">Adoption: The Placing of Sons</text:p>
      <text:p text:style-name="P153">One Hundred Fold Christian <text:s/>Full Grown <text:s text:c="496"/>Manifestation of the Sons of God</text:p>
      <text:p text:style-name="P153">Fully Mature Sons of God <text:s text:c="3"/>Perfect Man</text:p>
      <text:p text:style-name="P50">The Bride of Christ <text:s text:c="20"/>Overcomer <text:s text:c="29"/>Completeness of Personality <text:s text:c="29"/></text:p>
      <text:p text:style-name="P50"><text:s text:c="55"/>Completeness of Sanctification <text:s text:c="7"/>Man-child</text:p>
      <text:p text:style-name="P64">The first of the most needed messages of the bible!!!</text:p>
      <text:p text:style-name="P13"><text:span text:style-name="T11">“the </text:span><text:span text:style-name="T13">law </text:span><text:span text:style-name="T11">of the </text:span><text:span text:style-name="T13">Spirit of life</text:span><text:span text:style-name="T11"> in Christ Jesus hath made me </text:span><text:span text:style-name="T12">free</text:span><text:span text:style-name="T13"> from the law of sin and death</text:span><text:span text:style-name="T11">”</text:span><text:span text:style-name="T7"> <text:s text:c="22"/></text:span><text:span text:style-name="T1">Ro 8:1—</text:span><text:span text:style-name="T11">There is therefore now no condemnation to them which are in Christ Jesus, who walk not after the flesh, but after the Spirit. <text:s text:c="117"/></text:span><text:span text:style-name="T1"><text:s/>2</text:span><text:span text:style-name="T11">—For the law of the Spirit of life in Christ Jesus hath made me free from the law of sin and death.</text:span></text:p>
      <text:list xml:id="list91421094604349" text:continue-list="list91420239097191" text:style-name="WWNum6">
        <text:list-item>
          <text:p text:style-name="P76">Freed by the Law of the Spirit of life from the law of sin and death</text:p>
        </text:list-item>
      </text:list>
      <text:list xml:id="list7432571755290977291" text:style-name="WWNum2">
        <text:list-item>
          <text:p text:style-name="P86">There are three laws mentioned here.</text:p>
          <text:list>
            <text:list-item>
              <text:p text:style-name="P154">The Law of the Spirit of Life <text:tab/><text:tab/>8:2</text:p>
              <text:list>
                <text:list-item>
                  <text:p text:style-name="P156">This law is greater than the law of sin and death.</text:p>
                </text:list-item>
                <text:list-item>
                  <text:p text:style-name="P156">It is the life of Jesus imparted to the believer by faith.</text:p>
                </text:list-item>
                <text:list-item>
                  <text:p text:style-name="P156">It is the law that makes you free from sin and death.</text:p>
                  <text:list>
                    <text:list-item>
                      <text:p text:style-name="P144">Knowing the Truth of the law of the Spirit of life makes you free to serve the Lord Jesus Christ.</text:p>
                    </text:list-item>
                    <text:list-item>
                      <text:p text:style-name="P144">Liberty is man’s born again state.</text:p>
                    </text:list-item>
                    <text:list-item>
                      <text:p text:style-name="P144">Serving the Lord brings more abundant life.</text:p>
                    </text:list-item>
                    <text:list-item>
                      <text:p text:style-name="P144">Every believer must manifest the Life of Jesus more and more unto Sonship.</text:p>
                    </text:list-item>
                  </text:list>
                </text:list-item>
              </text:list>
            </text:list-item>
            <text:list-item>
              <text:p text:style-name="P154">The law of sin and death<text:tab/><text:tab/>8:2</text:p>
              <text:list>
                <text:list-item>
                  <text:p text:style-name="P156">It is like the law of gravity always pulling you down</text:p>
                </text:list-item>
                <text:list-item>
                  <text:p text:style-name="P156">It opposes that which is good and Godly.</text:p>
                </text:list-item>
                <text:list-item>
                  <text:p text:style-name="P156">Brings you into bondage and condemnation</text:p>
                  <text:list>
                    <text:list-item>
                      <text:p text:style-name="P144">Bondage to sin makes you a servant to Satan.</text:p>
                    </text:list-item>
                    <text:list-item>
                      <text:p text:style-name="P144">Serving the law of sin brings death.</text:p>
                    </text:list-item>
                  </text:list>
                </text:list-item>
              </text:list>
            </text:list-item>
            <text:list-item>
              <text:p text:style-name="P154">The Law of God<text:tab/><text:tab/><text:tab/>8:3-7</text:p>
              <text:list>
                <text:list-item>
                  <text:p text:style-name="P156">It is Righteous, good and Holy.</text:p>
                </text:list-item>
                <text:list-item>
                  <text:p text:style-name="P156">It opposes sin and the works of the flesh</text:p>
                </text:list-item>
                <text:list-item>
                  <text:p text:style-name="P156">It brings you to conviction and decision</text:p>
                </text:list-item>
                <text:list-item>
                  <text:p text:style-name="P156">The law being weak cannot save but can point the way to Christ.</text:p>
                </text:list-item>
                <text:list-item>
                  <text:p text:style-name="P156">Obedience to the law is liberty but can only be done through Jesus Christ </text:p>
                </text:list-item>
                <text:list-item>
                  <text:p text:style-name="P156">The Righteousness of the law is fulfilled in us through following Christ by the leading of the Holy Ghost. <text:s text:c="48"/></text:p>
                </text:list-item>
              </text:list>
            </text:list-item>
          </text:list>
        </text:list-item>
      </text:list>
      <text:list xml:id="list91420911726415" text:continue-list="list91421094604349" text:style-name="WWNum6">
        <text:list-item>
          <text:p text:style-name="P157">The Importance of Righteous <text:s/>Works through Faith<text:tab/>8:10-13</text:p>
          <text:list>
            <text:list-item>
              <text:p text:style-name="P87">Christ Works<text:tab/><text:tab/><text:tab/><text:tab/><text:tab/><text:tab/><text:tab/>8:10</text:p>
            </text:list-item>
          </text:list>
        </text:list-item>
      </text:list>
      <text:p text:style-name="P1"><text:span text:style-name="T1">Ro 8:10—</text:span><text:span text:style-name="T11">And if Christ be in you, the body is dead because of sin; but the Spirit is life because of righteousness</text:span><text:span text:style-name="T1">.</text:span></text:p>
      <text:list xml:id="list91421404258882" text:continue-numbering="true" text:style-name="WWNum6">
        <text:list-item>
          <text:list>
            <text:list-item>
              <text:list>
                <text:list-item>
                  <text:p text:style-name="P100"><text:span text:style-name="T1">“</text:span><text:span text:style-name="T11">And if Christ be in you</text:span><text:span text:style-name="T1">”</text:span></text:p>
                  <text:list>
                    <text:list-item>
                      <text:p text:style-name="P132"><text:span text:style-name="T1">“</text:span><text:span text:style-name="T11">the body is dead because of sin”</text:span></text:p>
                    </text:list-item>
                    <text:list-item>
                      <text:p text:style-name="P132"><text:span text:style-name="T1">“</text:span><text:span text:style-name="T11">the Spirit is life because of righteousness”</text:span></text:p>
                    </text:list-item>
                  </text:list>
                </text:list-item>
                <text:list-item>
                  <text:p text:style-name="P102">Christ’s Life</text:p>
                </text:list-item>
                <text:list-item>
                  <text:p text:style-name="P102">Christ’s Righteousness</text:p>
                </text:list-item>
                <text:list-item>
                  <text:p text:style-name="P102"><text:soft-page-break/>Christ in us and His life and Righteousness abounding in us is proof of our faith and proof of Christ’s works within us.</text:p>
                </text:list-item>
              </text:list>
            </text:list-item>
          </text:list>
        </text:list-item>
      </text:list>
      <text:p text:style-name="P1"><text:span text:style-name="T1">Ro 8:11—</text:span><text:span text:style-name="T11">But if the Spirit of him that raised up Jesus from the dead dwell in you, he that raised up Christ from the dead shall also quicken your mortal bodies by his Spirit that dwelleth in you.</text:span></text:p>
      <text:list xml:id="list91420396867746" text:continue-numbering="true" text:style-name="WWNum6">
        <text:list-item>
          <text:list>
            <text:list-item>
              <text:p text:style-name="P87">The Holy Ghost’s Work<text:tab/><text:tab/><text:tab/><text:tab/><text:tab/><text:tab/>8:11</text:p>
              <text:list>
                <text:list-item>
                  <text:p text:style-name="P102">The Holy Ghost raised Jesus from the dead</text:p>
                </text:list-item>
                <text:list-item>
                  <text:p text:style-name="P102">The Holy Ghost dwells in the fire baptized believer.<text:tab/><text:tab/></text:p>
                </text:list-item>
                <text:list-item>
                  <text:p text:style-name="P102">The Holy Ghost quickens the mortal body of those He dwells in. </text:p>
                </text:list-item>
                <text:list-item>
                  <text:p text:style-name="P102">The mortal body that is subject to death is made alive by the Holy Ghost</text:p>
                </text:list-item>
              </text:list>
            </text:list-item>
            <text:list-item>
              <text:p text:style-name="P87">The Believer’s Work<text:tab/><text:tab/><text:tab/><text:tab/><text:tab/><text:tab/> <text:s text:c="9"/>8:12-13</text:p>
            </text:list-item>
          </text:list>
        </text:list-item>
      </text:list>
      <text:p text:style-name="P39">Ro 8:12 Therefore, brethren, we are debtors, not to the flesh, to live after the flesh. <text:s text:c="29"/>13 For if ye live after the flesh, ye shall die: but if ye through the Spirit do mortify the deeds of the body, ye shall live.<text:tab/><text:tab/> <text:s text:c="11"/></text:p>
      <text:list xml:id="list91421774163699" text:continue-numbering="true" text:style-name="WWNum6">
        <text:list-item>
          <text:list>
            <text:list-item>
              <text:list>
                <text:list-item>
                  <text:p text:style-name="P102">“we are debtors, not to the flesh, to live after the flesh” <text:s text:c="29"/></text:p>
                </text:list-item>
                <text:list-item>
                  <text:p text:style-name="P102">Every believer is a debtor to Truth</text:p>
                </text:list-item>
              </text:list>
            </text:list-item>
          </text:list>
        </text:list-item>
      </text:list>
      <text:p text:style-name="P145">“but if ye through the Spirit do mortify the deeds of the body, ye shall live”<text:tab/><text:tab/></text:p>
      <text:list xml:id="list91419967071220" text:continue-numbering="true" text:style-name="WWNum6">
        <text:list-item>
          <text:list>
            <text:list-item>
              <text:list>
                <text:list-item>
                  <text:p text:style-name="P102">Every believer is a debtor to Christ</text:p>
                </text:list-item>
                <text:list-item>
                  <text:p text:style-name="P102">Every believer is a debtor to witness to lost souls</text:p>
                </text:list-item>
              </text:list>
            </text:list-item>
          </text:list>
        </text:list-item>
      </text:list>
      <text:p text:style-name="P34"/>
      <text:list xml:id="list91421305275273" text:continue-numbering="true" text:style-name="WWNum6">
        <text:list-item>
          <text:p text:style-name="P157">Sonship<text:tab/><text:tab/><text:tab/><text:tab/><text:tab/><text:tab/><text:tab/>8:14-23</text:p>
        </text:list-item>
      </text:list>
      <text:p text:style-name="P39">Ro.1:4“The Spirit of Holiness” 8:2“The Spirit of life in Christ Jesus” 8:9“The Spirit of God” <text:s text:c="135"/>8:11 <text:s/>“The Spirit of Him that raised up Jesus from the dead” 14 “The Spirit of God” <text:s text:c="24"/>(15 <text:s/>“The spirit of bondage”) 15 “The Spirit of Adoption” </text:p>
      <text:p text:style-name="P39">11:8 “The spirit of slumber” <text:s text:c="51"/>15:19 “The Power of the Spirit”</text:p>
      <text:list xml:id="list1972353286169782968" text:style-name="WWNum39">
        <text:list-item>
          <text:p text:style-name="P116">Manifested Son’s<text:tab/><text:tab/><text:tab/><text:tab/><text:tab/><text:tab/>8:14-23</text:p>
        </text:list-item>
      </text:list>
      <text:list xml:id="list91421938914640" text:continue-list="list91421305275273" text:style-name="WWNum6">
        <text:list-item>
          <text:list>
            <text:list-item>
              <text:list>
                <text:list-item>
                  <text:list>
                    <text:list-item>
                      <text:p text:style-name="P124">The meaning of Manifested Son’s</text:p>
                      <text:list>
                        <text:list-item>
                          <text:p text:style-name="P158"><text:s/>Manifested---apokalupsis, <text:s/>ap-ok-al'-oop-sis <text:s text:c="80"/></text:p>
                        </text:list-item>
                      </text:list>
                    </text:list-item>
                  </text:list>
                </text:list-item>
              </text:list>
            </text:list-item>
          </text:list>
        </text:list-item>
      </text:list>
      <text:p text:style-name="P49">Disclosure:--appearing, coming, lighten, be revealed, revelation, To take off the cover. </text:p>
      <text:list xml:id="list91421484892657" text:continue-numbering="true" text:style-name="WWNum6">
        <text:list-item>
          <text:list>
            <text:list-item>
              <text:p text:style-name="P88">It is a Revelation</text:p>
              <text:list>
                <text:list-item>
                  <text:p text:style-name="P103">They are now hidden – in obscurity</text:p>
                  <text:list>
                    <text:list-item>
                      <text:p text:style-name="P134">Like Israel in Egypt</text:p>
                    </text:list-item>
                    <text:list-item>
                      <text:p text:style-name="P134">There is a time for Revelation</text:p>
                    </text:list-item>
                    <text:list-item>
                      <text:p text:style-name="P134">Longing for something better</text:p>
                    </text:list-item>
                  </text:list>
                </text:list-item>
              </text:list>
            </text:list-item>
            <text:list-item>
              <text:p text:style-name="P88"><text:s text:c="3"/>It is a Maturing</text:p>
              <text:list>
                <text:list-item>
                  <text:p text:style-name="P103">A growing up<text:tab/><text:tab/><text:tab/><text:tab/><text:tab/>Eph.4:13-15</text:p>
                  <text:list>
                    <text:list-item>
                      <text:p text:style-name="P134">We are children by faith<text:tab/><text:tab/>Gal. 3:26</text:p>
                    </text:list-item>
                    <text:list-item>
                      <text:p text:style-name="P134">We need to grow up<text:tab/><text:tab/><text:tab/>Gal. 4:1-3</text:p>
                    </text:list-item>
                    <text:list-item>
                      <text:p text:style-name="P134">We are in the process of growing</text:p>
                    </text:list-item>
                  </text:list>
                </text:list-item>
              </text:list>
            </text:list-item>
            <text:list-item>
              <text:p text:style-name="P88">It is a Deliverance</text:p>
              <text:list>
                <text:list-item>
                  <text:p text:style-name="P103">First to the Overcomer<text:tab/><text:tab/><text:tab/>I Pt.1:3-5</text:p>
                </text:list-item>
                <text:list-item>
                  <text:p text:style-name="P103">Then to Creation<text:tab/><text:tab/><text:tab/><text:tab/>Rom.8:20-22</text:p>
                </text:list-item>
              </text:list>
            </text:list-item>
          </text:list>
        </text:list-item>
      </text:list>
      <text:list xml:id="list6087390301139346293" text:style-name="WWNum11">
        <text:list-item>
          <text:list>
            <text:list-item>
              <text:list>
                <text:list-item>
                  <text:list>
                    <text:list-item>
                      <text:p text:style-name="P125">The Time of the Manifesting of the Son’s of God</text:p>
                      <text:list>
                        <text:list-item>
                          <text:p text:style-name="P159">Appointed of the Father<text:tab/><text:tab/><text:tab/>Gal.4:2</text:p>
                          <text:list>
                            <text:list-item>
                              <text:list>
                                <text:list-item>
                                  <text:p text:style-name="P160">In these last days <text:s text:c="21"/><text:tab/><text:tab/> I Pt. 1:4-5</text:p>
                                </text:list-item>
                                <text:list-item>
                                  <text:p text:style-name="P160">Not according to man’s desire<text:tab/><text:tab/></text:p>
                                </text:list-item>
                                <text:list-item>
                                  <text:p text:style-name="P160">Not according to the flesh</text:p>
                                  <text:list>
                                    <text:list-item>
                                      <text:p text:style-name="P162"><text:s text:c="2"/>No fleshly revelation</text:p>
                                    </text:list-item>
                                    <text:list-item>
                                      <text:p text:style-name="P164">No fleshly prophecy</text:p>
                                    </text:list-item>
                                    <text:list-item>
                                      <text:p text:style-name="P164"><text:s text:c="2"/>No fleshly preaching</text:p>
                                    </text:list-item>
                                    <text:list-item>
                                      <text:p text:style-name="P164">No fleshly praying</text:p>
                                    </text:list-item>
                                    <text:list-item>
                                      <text:p text:style-name="P164"><text:s text:c="2"/>No fleshly living</text:p>
                                    </text:list-item>
                                  </text:list>
                                </text:list-item>
                                <text:list-item>
                                  <text:p text:style-name="P160">Not a premature birth</text:p>
                                  <text:list>
                                    <text:list-item>
                                      <text:p text:style-name="P165"><text:s text:c="4"/>Not a fleshly birth</text:p>
                                    </text:list-item>
                                    <text:list-item>
                                      <text:p text:style-name="P166"><text:soft-page-break/>Not a child of the flesh</text:p>
                                    </text:list-item>
                                  </text:list>
                                </text:list-item>
                                <text:list-item>
                                  <text:p text:style-name="P160">According to the truth</text:p>
                                  <text:list>
                                    <text:list-item>
                                      <text:p text:style-name="P162">In respect of conception (normal – sound doctrine)</text:p>
                                    </text:list-item>
                                    <text:list-item>
                                      <text:p text:style-name="P162">In respect to birth</text:p>
                                    </text:list-item>
                                    <text:list-item>
                                      <text:p text:style-name="P162">In respect to maturity</text:p>
                                    </text:list-item>
                                  </text:list>
                                </text:list-item>
                              </text:list>
                            </text:list-item>
                          </text:list>
                        </text:list-item>
                      </text:list>
                    </text:list-item>
                    <text:list-item>
                      <text:p text:style-name="P125">The Purpose of the Manifested Son’s</text:p>
                      <text:list>
                        <text:list-item>
                          <text:p text:style-name="P155">To loosen Creation<text:tab/><text:tab/><text:tab/><text:tab/><text:tab/>8:19-22</text:p>
                        </text:list-item>
                        <text:list-item>
                          <text:p text:style-name="P155">To Complete Redemption<text:tab/><text:tab/><text:tab/><text:tab/>8:23</text:p>
                        </text:list-item>
                        <text:list-item>
                          <text:p text:style-name="P155">To Glorify God’s Son<text:tab/><text:tab/><text:tab/><text:tab/><text:tab/>8:17-18</text:p>
                          <text:list>
                            <text:list-item>
                              <text:p text:style-name="P167">To Reveal His Son to us by His Spirit</text:p>
                            </text:list-item>
                            <text:list-item>
                              <text:p text:style-name="P167">To Reveal His Son in us by His Spirit</text:p>
                            </text:list-item>
                            <text:list-item>
                              <text:p text:style-name="P167">To have many Son’s like His only Son</text:p>
                            </text:list-item>
                            <text:list-item>
                              <text:p text:style-name="P167">To have more Son’s like Jesus</text:p>
                              <text:list>
                                <text:list-item>
                                  <text:p text:style-name="P161">To be same in Nature<text:tab/><text:tab/><text:tab/>II Pt. 1:4</text:p>
                                  <text:list>
                                    <text:list-item>
                                      <text:p text:style-name="P163">Righteousness <text:s text:c="6"/>Rom.1:17; 5:21; 6:16; Eph. 4:24</text:p>
                                    </text:list-item>
                                    <text:list-item>
                                      <text:p text:style-name="P163">Holiness <text:s text:c="3"/>Ro1:4;6:19,22; IThes.3:13;4:7;<text:tab/>He12:10,14</text:p>
                                    </text:list-item>
                                  </text:list>
                                </text:list-item>
                                <text:list-item>
                                  <text:p text:style-name="P161">To be same in obedience</text:p>
                                  <text:list>
                                    <text:list-item>
                                      <text:p text:style-name="P163">Wisdom <text:s text:c="35"/>Rom.14:33; <text:tab/>I Cor. 1:30</text:p>
                                    </text:list-item>
                                    <text:list-item>
                                      <text:p text:style-name="P163">Sanctification <text:s text:c="23"/>II Thes. 2:13; <text:s/>I Pt. 1:2</text:p>
                                    </text:list-item>
                                  </text:list>
                                </text:list-item>
                              </text:list>
                            </text:list-item>
                          </text:list>
                        </text:list-item>
                      </text:list>
                    </text:list-item>
                  </text:list>
                </text:list-item>
              </text:list>
            </text:list-item>
          </text:list>
        </text:list-item>
      </text:list>
      <text:p text:style-name="P10"><text:span text:style-name="T1">Eph 4:13—</text:span><text:span text:style-name="T11">Till we all come in the unity of the faith, and of the knowledge of the Son of God, unto a perfect man, unto the measure of the stature of the fulness of Christ: </text:span></text:p>
      <text:list xml:id="list91422081165516" text:continue-list="list1972353286169782968" text:style-name="WWNum39">
        <text:list-item>
          <text:p text:style-name="P116">From slavery to Sonship<text:tab/><text:tab/><text:tab/><text:tab/><text:tab/><text:tab/>8:15-23</text:p>
        </text:list-item>
      </text:list>
      <text:p text:style-name="P39">Ro 8:15 For ye have not received the spirit of bondage (Slavery)again to fear; but ye have received the Spirit of adoption,( <text:s/>whereby we cry, Abba, Father.</text:p>
      <text:p text:style-name="P39">1397. <text:s/>douleia <text:s/>douleia, <text:s/>doo-li'-ah <text:s/>(slavery)</text:p>
      <text:p text:style-name="P39">5206. <text:s/>uioyesia <text:s/>huiothesia, <text:s/>hwee-oth-es-ee'-ah (the placing as a son)</text:p>
      <text:list xml:id="list91420186150969" text:continue-numbering="true" text:style-name="WWNum39">
        <text:list-item>
          <text:list>
            <text:list-item>
              <text:p text:style-name="P89">Requirements for Sonship<text:tab/><text:tab/><text:tab/><text:tab/> <text:s text:c="3"/><text:tab/>12-18</text:p>
            </text:list-item>
            <text:list-item>
              <text:p text:style-name="P89">Perfect through Sufferings <text:tab/><text:tab/><text:tab/><text:tab/><text:tab/>8:17</text:p>
            </text:list-item>
            <text:list-item>
              <text:p text:style-name="P89">Conformed to the Image of His Son<text:tab/><text:tab/><text:tab/><text:tab/>8:28-30</text:p>
            </text:list-item>
            <text:list-item>
              <text:p text:style-name="P89">God’s Eternal Purpose<text:tab/><text:tab/><text:tab/><text:tab/><text:tab/>8:28-30</text:p>
            </text:list-item>
          </text:list>
        </text:list-item>
        <text:list-item>
          <text:p text:style-name="P116">The Redemption of Creation<text:tab/><text:tab/><text:tab/><text:tab/><text:tab/><text:tab/>8:18-23</text:p>
        </text:list-item>
        <text:list-item>
          <text:p text:style-name="P116">Redemption of the Body<text:tab/><text:tab/><text:tab/><text:tab/><text:tab/><text:tab/>8:23</text:p>
        </text:list-item>
        <text:list-item>
          <text:p text:style-name="P116">More than Conquerors<text:tab/><text:tab/><text:tab/><text:tab/><text:tab/><text:tab/>8:35-39</text:p>
        </text:list-item>
      </text:list>
      <text:p text:style-name="P1"/>
      <text:p text:style-name="P1"/>
      <text:p text:style-name="P1"><text:span text:style-name="T1">1Peter 1:4—</text:span><text:span text:style-name="T11">To an inheritance incorruptible, and undefiled, and that fadeth not away, reserved in heaven for you, <text:s/></text:span><text:span text:style-name="T1">5</text:span><text:span text:style-name="T11">—Who are kept by the power of God through faith unto salvation ready to be revealed in the last time.</text:span><text:span text:style-name="T1"> </text:span></text:p>
      <text:p text:style-name="P15"><text:span text:style-name="T1">Ephesians 4:13—</text:span><text:span text:style-name="T11">Till we all come in the unity of the faith, and of the knowledge of the Son of God, unto a perfect man, unto the measure of the stature of the fulness of Christ:</text:span></text:p>
      <text:p text:style-name="P35"/>
      <text:p text:style-name="P168">Mat.6:33; Mk. 4:20; Ro. 8:15-23; Eph. 1:13, 14; Colossians 1:22; Hebrews 7:25; Rev. 3:21; 19:7</text:p>
      <text:p text:style-name="P15"/>
      <text:p text:style-name="P15"><draw:custom-shape text:anchor-type="paragraph" draw:z-index="1" draw:name="Freeform 4" draw:style-name="gr1" draw:text-style-name="P175" svg:width="2.0142in" svg:height="0.5142in" svg:x="1.9165in" svg:y="-0.1528in"><text:p/><draw:enhanced-geometry draw:mirror-horizontal="false" draw:mirror-vertical="false" svg:viewBox="0 0 1828799 457199" drawooo:sub-view-size="1828800 457200" draw:text-areas="0 0 0 0" draw:type="ooxml-non-primitive" draw:enhanced-path="M 228600 85725 L 228600 400050 F N"/></draw:custom-shape><draw:custom-shape text:anchor-type="paragraph" draw:z-index="2" draw:name="Freeform 1" draw:style-name="gr2" draw:text-style-name="P176" svg:width="1.5421in" svg:height="1.0142in" svg:x="2.4445in" svg:y="-0.0835in"><text:p text:style-name="Frame_20_contents"><text:span text:style-name="T16">Revealed</text:span></text:p><draw:enhanced-geometry draw:mirror-horizontal="false" draw:mirror-vertical="false" svg:viewBox="0 0 1409699 924559" drawooo:sub-view-size="1409700 924560" draw:text-areas="0 0 0 0" draw:type="ooxml-non-primitive" draw:enhanced-path="M 0 0 L 0 924560 1409700 924560 1409700 0 Z N"/></draw:custom-shape></text:p>
      <text:p text:style-name="P1"/>
      <text:p text:style-name="P1"><text:span text:style-name="T1">I Peter 1:5—</text:span><text:span text:style-name="T11">Who are kept by the power of God through faith unto salvation ready to be revealed </text:span><text:span text:style-name="T13">in the last time</text:span><text:span text:style-name="T1">. (</text:span><text:span text:style-name="T11">The signs surround us; we are in the “last time</text:span><text:span text:style-name="T1">.”)</text:span></text:p>
      <text:p text:style-name="P1"/>
      <text:p text:style-name="P39">I Corinthians 2:10 “But God hath revealed them unto us by his Spirit: for the Spirit searcheth all things, yea, the deep things of God.”</text:p>
      <text:p text:style-name="P1"/>
      <text:p text:style-name="P148"><text:soft-page-break/>I Peter 1:10-12 “Of which salvation the prophets have enquired and searched diligently, who prophesied of the grace that should come unto you: Searching what, or what manner of time the Spirit of Christ which was in them did signify, when it testified beforehand the sufferings of Christ, and the glory that should follow.</text:p>
      <text:p text:style-name="P26"><text:span text:style-name="T1"><text:s text:c="4"/></text:span><text:span text:style-name="T8">Unto whom it was revealed</text:span><text:span text:style-name="T1">, that not unto themselves, but </text:span><text:span text:style-name="T8">unto us</text:span><text:span text:style-name="T1"> they did minister the things, which are now reported unto you by them that have preached the gospel unto you with the Holy Ghost sent down from heaven; </text:span><text:span text:style-name="T8">which things the angels desire to look into</text:span><text:span text:style-name="T1">.”</text:span></text:p>
      <text:p text:style-name="P26"><text:span text:style-name="T1">Hebrews 11:39,40 “And these all, having obtained a good report through faith, received not the promise: God having provided some better thing for us, that </text:span><text:span text:style-name="T8">they without us should not be made perfect</text:span><text:span text:style-name="T1">.”</text:span></text:p>
      <text:p text:style-name="P2"><text:span text:style-name="T1">Luke 21:28 “And when these things begin to come to pass, then look up, and lift up your heads; for your </text:span><text:span text:style-name="T8">redemption draweth nigh</text:span><text:span text:style-name="T1">.” (</text:span><text:span text:style-name="T11">Apolutrosis</text:span><text:span text:style-name="T1">)</text:span></text:p>
      <text:p text:style-name="P2"/>
      <text:p text:style-name="P53">Paul emphasizes the importance of our relationship with Christ</text:p>
      <text:p text:style-name="P39">8:16<text:tab/>"Spirit itself bears witness with our spirit." <text:s text:c="87"/>The Holy Spirit and our spirit communicate. <text:s text:c="5"/>"We are the children of God"</text:p>
      <text:p text:style-name="P39">Children in the natural grow up together as a family; Parents address them as children.</text:p>
      <text:p text:style-name="P39">Believers will find themselves calling God "Father" in their prayers and communion. <text:s text:c="9"/>Children - tekna - Begotten of God through His word by Holy Spirit, and are partakers of His nature.<text:tab/><text:tab/><text:tab/><text:tab/>Adoption is for Adult - sons - huios</text:p>
      <text:p text:style-name="P1"><text:span text:style-name="T10">What the Christian can look forward to</text:span><text:span text:style-name="T7">.</text:span></text:p>
      <text:p text:style-name="P39">8:17<text:tab/>If children - than heirs. <text:s text:c="4"/>We have legal inheritance rights.</text:p>
      <text:p text:style-name="P39">8:14 speaks of adult sons.</text:p>
      <text:p text:style-name="P39">8:17 speaks of born ones - those who are born of the Word and of the Spirit.</text:p>
      <text:p text:style-name="P126">Iv. HOPE OF SUFFERING</text:p>
      <text:p text:style-name="P39">Sufferings in comparison to glory. <text:s/>(If we suffer we shall also reign)</text:p>
      <text:p text:style-name="P39">8:18<text:tab/>The Glory revealed (in) us.</text:p>
      <text:p text:style-name="P39">8:19<text:tab/>"Creature waiteth"<text:tab/><text:tab/>Earnest expectation within.</text:p>
      <text:p text:style-name="P1"><text:span text:style-name="T10">Hope and faith is part of Christian living</text:span><text:span text:style-name="T7">.</text:span></text:p>
      <text:p text:style-name="P39">8:20<text:tab/>For the creation was subjected to vanity, not of its own will, but by reason of Him who subjected it in hope.</text:p>
      <text:p text:style-name="P39">(God has a vast plan, reaching on into eternity, and "hope" lies ahead for creation.)</text:p>
      <text:p text:style-name="P39">8:21<text:tab/>"The creature shall be delivered."</text:p>
      <text:p text:style-name="P39">From bondage of corruption (although we are new creatures in Christ, yet God has left our bodies as a link with the present creation)</text:p>
      <text:p text:style-name="P39">8:24 – 25 <text:s/>Hope - something you know will transpire in your soul.</text:p>
      <text:p text:style-name="P39"><text:tab/><text:tab/>- Patience - wait for it. <text:s text:c="4"/>(Good things come hard in life)</text:p>
      <text:p text:style-name="P39">8:26 Holy Spirit helpeth our infirmities. <text:s text:c="6"/>Our divine helper; <text:s text:c="2"/>Spirit - breath of God</text:p>
      <text:p text:style-name="P149">1. <text:s/>Prayer - (spirit prays) understood by God. <text:s text:c="94"/>2. <text:s/>According to His will - the spirit knows how to pray.</text:p>
      <text:p text:style-name="P1"><text:span text:style-name="T1">8:27<text:tab/>Jesus our intercessor. <text:s text:c="4"/>- Go between - <text:s text:c="4"/>Mediator <text:s text:c="96"/>8:28<text:tab/>Providential Care. <text:s/>"All things work together for good" <text:s/>to them that are </text:span><text:span text:style-name="T8">called</text:span><text:span text:style-name="T1">.</text:span></text:p>
      <text:p text:style-name="P39">Called does not mean invited. <text:s/>"the called" are seen to be a company whose mark is neither religious response nor intellectual apprehending, but the electing grace of God.</text:p>
      <text:p text:style-name="P1"><text:span text:style-name="T1">Called according to </text:span><text:span text:style-name="T8">His purpose</text:span><text:span text:style-name="T1"> <text:s text:c="42"/>God is infinite; man, a bit of dust</text:span></text:p>
      <text:p text:style-name="P149">God has a purpose, (a fixed intention) <text:s text:c="87"/>It will come to pass.</text:p>
      <text:p text:style-name="P53">God's major purpose in life of the Christian</text:p>
      <text:p text:style-name="P148">8:29<text:tab/>Predestinate <text:s text:c="148"/>He did also predestinate <text:s text:c="107"/>Fore-Know foreknowledge <text:s text:c="116"/>Predestined to be conformed to His image</text:p>
      <text:p text:style-name="P1"><text:span text:style-name="T10">God acts toward the believe</text:span><text:span text:style-name="T7">r.</text:span></text:p>
      <text:p text:style-name="P39">8:30<text:tab/>Called: <text:s text:c="4"/>Them He also called <text:s text:c="2"/>(called to be like God) <text:s text:c="77"/>8:30<text:tab/>Justified:</text:p>
      <text:p text:style-name="P149">1. <text:s/>Freed from sin. <text:s text:c="112"/>2. <text:s/>Positioned in Christ.</text:p>
      <text:p text:style-name="P39">8:30<text:tab/>Glorified:<text:tab/>Eternal glory <text:s/>- glory revealed in us</text:p>
      <text:p text:style-name="P126">V. COMPLETE ASSURANCE <text:s text:c="4"/>(Confidence in God - Security)</text:p>
      <text:p text:style-name="P53">Six Questions</text:p>
      <text:p text:style-name="P39">8:31<text:tab/>What shall we then say? <text:s/><text:tab/><text:tab/>(to these things) <text:s text:c="85"/>8:31<text:tab/>If God be for us?<text:tab/><text:tab/><text:tab/>(Who can be against us) <text:s text:c="79"/>8: 32<text:tab/>Shall he not <text:soft-page-break/>freely give us all things?<text:tab/>(He spared not His own Son) <text:s text:c="46"/>8:33<text:tab/>Who shall lay anythings against God's elect? <text:tab/>(It is God that justifieth) <text:s text:c="29"/>8: 34<text:tab/>Who is he that condemneth?<text:tab/>(It is Christ that dies, and is risen again) <text:s text:c="38"/>8:35<text:tab/>Who shall separate us?<text:tab/><text:tab/>(From the love of Christ)</text:p>
      <text:p text:style-name="P39">Verse 36:<text:tab/>Notice 7 Things Tested</text:p>
      <text:p text:style-name="P149">1. <text:s/>Tribulations <text:s text:c="116"/>2. <text:s/>Distress <text:s text:c="133"/>3. <text:s/>Persecution <text:s text:c="155"/>4. <text:s/>Famine <text:s text:c="137"/>5. <text:s/>Nakedness <text:s text:c="163"/>6. <text:s/>Peril <text:s text:c="135"/>7. <text:s/>Sword</text:p>
      <text:p text:style-name="P53">Is there anything that can separate us from the love of God?</text:p>
      <text:p text:style-name="P1"><text:span text:style-name="T1">8:38 - 39<text:tab/>"For I am </text:span><text:span text:style-name="T8">persuaded</text:span><text:span text:style-name="T1"> that neither death, nor life, nor angels, nor principalities, nor powers, nor things present, nor things to come, nor height, nor depth, nor any other creature, shall be able to separate us from </text:span><text:span text:style-name="T8">the love of God</text:span><text:span text:style-name="T1"> which is in Christ Jesus our Lord.<text:tab/></text:span></text:p>
      <text:p text:style-name="P1"><text:span text:style-name="T10">There is a difference between knowing something and being persuaded of it</text:span><text:span text:style-name="T7">.</text:span></text:p>
      <text:p text:style-name="P1"><text:span text:style-name="T8">Persuaded</text:span><text:span text:style-name="T1"> - There is a difference between knowing a truth and being heart persuaded of it.</text:span></text:p>
      <text:p text:style-name="P39">Paul in his experience, had been through all these trials and tests.</text:p>
      <text:p text:style-name="P1"><text:span text:style-name="T8">Persuaded</text:span><text:span text:style-name="T1"> - His mind, his conscience, his heart, his whole being, were sublimely committed into God.</text:span></text:p>
      <text:p text:style-name="P39">"God is love," and the "Father loveth the Son," and those connected with Christ find themselves wrapped in the same eternal affection shown by God to His Dear Son.</text:p>
      <text:p text:style-name="P53">CONCLUSION:</text:p>
      <text:p text:style-name="P39">The 2-fold secret of Christian living is described by two phrases in verse 1 and 10 - "in Christ Jesus" and "if Christ be in you."</text:p>
      <text:p text:style-name="P39">The Christian's will is to live in Christ a life pleasing to God. <text:s/>The Holy Spirit dwells in us, empowering us to live such a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ne" svg:font-family="none"/>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de Latin1" svg:font-family="'Wide Lati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tru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1665in" loext:contextual-spacing="true"/>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1563in" fo:margin-bottom="0.1563in" loext:contextual-spacing="true"/>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665in" fo:margin-bottom="0.1665in" loext:contextual-spacing="true"/>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772in" fo:margin-bottom="0.1772in" loext:contextual-spacing="true"/>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772in" fo:margin-bottom="0.1772in" loext:contextual-spacing="true"/>
      <style:text-properties fo:font-size="9pt" fo:font-weight="bold" style:font-size-asian="9pt" style:font-weight-asian="bold" style:font-size-complex="9pt"/>
    </style:style>
    <style:style style:name="Heading_20_6" style:display-name="Heading 6" style:family="paragraph" style:parent-style-name="Standard" style:next-style-name="Standard" style:default-outline-level="6" style:list-style-name="" style:class="text">
      <style:paragraph-properties fo:margin-top="0.25in" fo:margin-bottom="0.25in" loext:contextual-spacing="true"/>
      <style:text-properties fo:font-size="8pt" fo:font-weight="bold" style:font-size-asian="8pt" style:font-weight-asian="bold" style:font-size-complex="8pt"/>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fo:font-size="11pt" fo:font-weight="bold" style:font-size-asian="11pt" style:font-size-complex="11pt"/>
    </style:style>
    <style:style style:name="ListLabel_20_4" style:display-name="ListLabel 4"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5" style:display-name="ListLabel 5"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fo:font-size="12pt"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6" style:display-name="ListLabel 16"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fo:font-variant="normal" fo:text-transform="none" style:text-line-through-style="none" style:text-line-through-type="none" style:text-position="0% 100%" fo:font-size="12pt" fo:font-style="normal" style:text-underline-style="none" fo:font-weight="normal" style:font-style-asian="normal" style:font-weight-asian="normal"/>
    </style:style>
    <style:style style:name="ListLabel_20_26" style:display-name="ListLabel 26" style:family="text">
      <style:text-properties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7" style:display-name="ListLabel 27" style:family="text">
      <style:text-properties fo:font-weight="bold" style:font-weight-asian="bold"/>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48" style:display-name="ListLabel 4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9" style:display-name="ListLabel 49"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5" style:display-name="ListLabel 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7" style:display-name="ListLabel 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9" style:display-name="ListLabel 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1" style:display-name="ListLabel 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2" style:display-name="ListLabel 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88" style:display-name="ListLabel 88"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98" style:display-name="ListLabel 98" style:family="text">
      <style:text-properties fo:font-size="12pt" fo:font-weight="normal" style:font-weight-asian="normal"/>
    </style:style>
    <style:style style:name="ListLabel_20_99" style:display-name="ListLabel 99" style:family="text">
      <style:text-properties fo:color="#000000"/>
    </style:style>
    <style:style style:name="ListLabel_20_100" style:display-name="ListLabel 100" style:family="text">
      <style:text-properties fo:color="#000000"/>
    </style:style>
    <style:style style:name="ListLabel_20_101" style:display-name="ListLabel 101" style:family="text">
      <style:text-properties fo:color="#000000"/>
    </style:style>
    <style:style style:name="ListLabel_20_102" style:display-name="ListLabel 102" style:family="text">
      <style:text-properties fo:color="#000000"/>
    </style:style>
    <style:style style:name="ListLabel_20_103" style:display-name="ListLabel 103"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04" style:display-name="ListLabel 104"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5" style:display-name="ListLabel 1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7" style:display-name="ListLabel 1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9" style:display-name="ListLabel 10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1" style:display-name="ListLabel 1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2" style:display-name="ListLabel 1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14" style:display-name="ListLabel 114" style:family="text">
      <style:text-properties fo:font-size="12pt" fo:font-style="normal" style:font-style-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4374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1.8752in" fo:margin-left="2in"/>
        </style:list-level-properties>
      </text:list-level-style-number>
      <text:list-level-style-number text:level="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3.37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4.87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 style:num-suffix="." style:num-format="a" style:num-letter-sync="true">
        <style:list-level-properties text:list-level-position-and-space-mode="label-alignment">
          <style:list-level-label-alignment text:label-followed-by="listtab" fo:text-indent="0.8126in" fo:margin-left="1.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2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2.6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3in" fo:margin-left="3.25in"/>
        </style:list-level-properties>
      </text:list-level-style-number>
      <text:list-level-style-number text:level="5"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4.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4.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5.6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 style:num-suffix="." style:num-format="1">
        <style:list-level-properties text:list-level-position-and-space-mode="label-alignment">
          <style:list-level-label-alignment text:label-followed-by="listtab" fo:text-indent="0.4374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2" text:style-name="ListLabel_20_7" style:num-suffix="o" text:bullet-char="o">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3"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4" text:style-name="ListLabel_20_9" style:num-suffix="●" text:bullet-char="●">
        <style:list-level-properties text:list-level-position-and-space-mode="label-alignment">
          <style:list-level-label-alignment text:label-followed-by="listtab" fo:text-indent="2.5in" fo:margin-left="2.75in"/>
        </style:list-level-properties>
        <style:text-properties style:font-name="Arial"/>
      </text:list-level-style-bullet>
      <text:list-level-style-bullet text:level="5" text:style-name="ListLabel_20_10" style:num-suffix="o" text:bullet-char="o">
        <style:list-level-properties text:list-level-position-and-space-mode="label-alignment">
          <style:list-level-label-alignment text:label-followed-by="listtab" fo:text-indent="3in" fo:margin-left="3.25in"/>
        </style:list-level-properties>
        <style:text-properties style:font-name="Arial"/>
      </text:list-level-style-bullet>
      <text:list-level-style-bullet text:level="6" text:style-name="ListLabel_20_11" style:num-suffix="▪" text:bullet-char="▪">
        <style:list-level-properties text:list-level-position-and-space-mode="label-alignment">
          <style:list-level-label-alignment text:label-followed-by="listtab" fo:text-indent="3.5in" fo:margin-left="3.75in"/>
        </style:list-level-properties>
        <style:text-properties style:font-name="Arial"/>
      </text:list-level-style-bullet>
      <text:list-level-style-bullet text:level="7" text:style-name="ListLabel_20_12" style:num-suffix="●" text:bullet-char="●">
        <style:list-level-properties text:list-level-position-and-space-mode="label-alignment">
          <style:list-level-label-alignment text:label-followed-by="listtab" fo:text-indent="4in" fo:margin-left="4.25in"/>
        </style:list-level-properties>
        <style:text-properties style:font-name="Arial"/>
      </text:list-level-style-bullet>
      <text:list-level-style-bullet text:level="8" text:style-name="ListLabel_20_13" style:num-suffix="o" text:bullet-char="o">
        <style:list-level-properties text:list-level-position-and-space-mode="label-alignment">
          <style:list-level-label-alignment text:label-followed-by="listtab" fo:text-indent="4.5in" fo:margin-left="4.75in"/>
        </style:list-level-properties>
        <style:text-properties style:font-name="Arial"/>
      </text:list-level-style-bullet>
      <text:list-level-style-bullet text:level="9" text:style-name="ListLabel_20_14" style:num-suffix="▪" text:bullet-char="▪">
        <style:list-level-properties text:list-level-position-and-space-mode="label-alignment">
          <style:list-level-label-alignment text:label-followed-by="listtab" fo:text-indent="5in" fo:margin-left="5.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1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2.1252in" fo:margin-left="2.25in"/>
        </style:list-level-properties>
      </text:list-level-style-number>
      <text:list-level-style-number text:level="4" text:style-name="ListLabel_20_15" style:num-suffix="." style:num-format="1">
        <style:list-level-properties text:list-level-position-and-space-mode="label-alignment">
          <style:list-level-label-alignment text:label-followed-by="listtab" fo:text-indent="2.5in" fo:margin-left="2.75in"/>
        </style:list-level-properties>
      </text:list-level-style-number>
      <text:list-level-style-number text:level="5" style:num-suffix="." style:num-format="I">
        <style:list-level-properties text:list-level-position-and-space-mode="label-alignment">
          <style:list-level-label-alignment text:label-followed-by="listtab" fo:text-indent="3in" fo:margin-left="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3.6252in" fo:margin-left="3.8752in"/>
        </style:list-level-properties>
      </text:list-level-style-number>
      <text:list-level-style-number text:level="7" style:num-suffix="." style:num-format="1">
        <style:list-level-properties text:list-level-position-and-space-mode="label-alignment">
          <style:list-level-label-alignment text:label-followed-by="listtab" fo:text-indent="4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5.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7"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1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1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20"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21"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22"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23"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24"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2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bullet text:level="2" text:style-name="ListLabel_20_26" style:num-suffix="●" text:bullet-char="●">
        <style:list-level-properties text:list-level-position-and-space-mode="label-alignment">
          <style:list-level-label-alignment text:label-followed-by="listtab" fo:text-indent="0.8752in" fo:margin-left="1.1252in"/>
        </style:list-level-properties>
        <style:text-properties style:font-name="Arial"/>
      </text:list-level-style-bullet>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7" style:num-suffix="." style:num-format="1">
        <style:list-level-properties text:list-level-position-and-space-mode="label-alignment">
          <style:list-level-label-alignment text:label-followed-by="listtab" fo:text-indent="2in" fo:margin-left="2.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3"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4"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6"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7" style:num-suffix="." style:num-format="1">
        <style:list-level-properties text:list-level-position-and-space-mode="label-alignment">
          <style:list-level-label-alignment text:label-followed-by="listtab" fo:text-indent="5in" fo:margin-left="5.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5.5in" fo:margin-left="5.75in"/>
        </style:list-level-properties>
      </text:list-level-style-number>
      <text:list-level-style-number text:level="9" style:num-suffix="." style:num-format="i">
        <style:list-level-properties text:list-level-position-and-space-mode="label-alignment" fo:text-align="end">
          <style:list-level-label-alignment text:label-followed-by="listtab" fo:text-indent="6.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style:font-name="Arial"/>
      </text:list-level-style-bullet>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0"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2"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3"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4"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5"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6"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7"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4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4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42"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4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4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45"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4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4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2"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5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5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55"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56"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57"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58"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59"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0" style:num-suffix="❖" text:bullet-char="❖">
        <style:list-level-properties text:list-level-position-and-space-mode="label-alignment">
          <style:list-level-label-alignment text:label-followed-by="listtab" fo:text-indent="0.278in" fo:margin-left="0.528in"/>
        </style:list-level-properties>
        <style:text-properties style:font-name="Arial"/>
      </text:list-level-style-bullet>
      <text:list-level-style-bullet text:level="2" text:style-name="ListLabel_20_61" style:num-suffix="o" text:bullet-char="o">
        <style:list-level-properties text:list-level-position-and-space-mode="label-alignment">
          <style:list-level-label-alignment text:label-followed-by="listtab" fo:text-indent="0.778in" fo:margin-left="1.028in"/>
        </style:list-level-properties>
        <style:text-properties style:font-name="Arial"/>
      </text:list-level-style-bullet>
      <text:list-level-style-bullet text:level="3" text:style-name="ListLabel_20_62" style:num-suffix="▪" text:bullet-char="▪">
        <style:list-level-properties text:list-level-position-and-space-mode="label-alignment">
          <style:list-level-label-alignment text:label-followed-by="listtab" fo:text-indent="1.278in" fo:margin-left="1.528in"/>
        </style:list-level-properties>
        <style:text-properties style:font-name="Arial"/>
      </text:list-level-style-bullet>
      <text:list-level-style-bullet text:level="4" text:style-name="ListLabel_20_63" style:num-suffix="●" text:bullet-char="●">
        <style:list-level-properties text:list-level-position-and-space-mode="label-alignment">
          <style:list-level-label-alignment text:label-followed-by="listtab" fo:text-indent="1.778in" fo:margin-left="2.028in"/>
        </style:list-level-properties>
        <style:text-properties style:font-name="Arial"/>
      </text:list-level-style-bullet>
      <text:list-level-style-bullet text:level="5" text:style-name="ListLabel_20_64" style:num-suffix="o" text:bullet-char="o">
        <style:list-level-properties text:list-level-position-and-space-mode="label-alignment">
          <style:list-level-label-alignment text:label-followed-by="listtab" fo:text-indent="2.278in" fo:margin-left="2.528in"/>
        </style:list-level-properties>
        <style:text-properties style:font-name="Arial"/>
      </text:list-level-style-bullet>
      <text:list-level-style-bullet text:level="6" text:style-name="ListLabel_20_65" style:num-suffix="▪" text:bullet-char="▪">
        <style:list-level-properties text:list-level-position-and-space-mode="label-alignment">
          <style:list-level-label-alignment text:label-followed-by="listtab" fo:text-indent="2.778in" fo:margin-left="3.028in"/>
        </style:list-level-properties>
        <style:text-properties style:font-name="Arial"/>
      </text:list-level-style-bullet>
      <text:list-level-style-bullet text:level="7" text:style-name="ListLabel_20_66" style:num-suffix="●" text:bullet-char="●">
        <style:list-level-properties text:list-level-position-and-space-mode="label-alignment">
          <style:list-level-label-alignment text:label-followed-by="listtab" fo:text-indent="3.278in" fo:margin-left="3.528in"/>
        </style:list-level-properties>
        <style:text-properties style:font-name="Arial"/>
      </text:list-level-style-bullet>
      <text:list-level-style-bullet text:level="8" text:style-name="ListLabel_20_67" style:num-suffix="o" text:bullet-char="o">
        <style:list-level-properties text:list-level-position-and-space-mode="label-alignment">
          <style:list-level-label-alignment text:label-followed-by="listtab" fo:text-indent="3.778in" fo:margin-left="4.028in"/>
        </style:list-level-properties>
        <style:text-properties style:font-name="Arial"/>
      </text:list-level-style-bullet>
      <text:list-level-style-bullet text:level="9" text:style-name="ListLabel_20_68" style:num-suffix="▪" text:bullet-char="▪">
        <style:list-level-properties text:list-level-position-and-space-mode="label-alignment">
          <style:list-level-label-alignment text:label-followed-by="listtab" fo:text-indent="4.278in" fo:margin-left="4.528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69"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70" style:num-suffix="o" text:bullet-char="o">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3" text:style-name="ListLabel_20_71"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4" text:style-name="ListLabel_20_72"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5" text:style-name="ListLabel_20_73" style:num-suffix="o" text:bullet-char="o">
        <style:list-level-properties text:list-level-position-and-space-mode="label-alignment">
          <style:list-level-label-alignment text:label-followed-by="listtab" fo:text-indent="2.5in" fo:margin-left="2.75in"/>
        </style:list-level-properties>
        <style:text-properties style:font-name="Arial"/>
      </text:list-level-style-bullet>
      <text:list-level-style-bullet text:level="6" text:style-name="ListLabel_20_74" style:num-suffix="▪" text:bullet-char="▪">
        <style:list-level-properties text:list-level-position-and-space-mode="label-alignment">
          <style:list-level-label-alignment text:label-followed-by="listtab" fo:text-indent="3in" fo:margin-left="3.25in"/>
        </style:list-level-properties>
        <style:text-properties style:font-name="Arial"/>
      </text:list-level-style-bullet>
      <text:list-level-style-bullet text:level="7" text:style-name="ListLabel_20_75" style:num-suffix="●" text:bullet-char="●">
        <style:list-level-properties text:list-level-position-and-space-mode="label-alignment">
          <style:list-level-label-alignment text:label-followed-by="listtab" fo:text-indent="3.5in" fo:margin-left="3.75in"/>
        </style:list-level-properties>
        <style:text-properties style:font-name="Arial"/>
      </text:list-level-style-bullet>
      <text:list-level-style-bullet text:level="8" text:style-name="ListLabel_20_76" style:num-suffix="o" text:bullet-char="o">
        <style:list-level-properties text:list-level-position-and-space-mode="label-alignment">
          <style:list-level-label-alignment text:label-followed-by="listtab" fo:text-indent="4in" fo:margin-left="4.25in"/>
        </style:list-level-properties>
        <style:text-properties style:font-name="Arial"/>
      </text:list-level-style-bullet>
      <text:list-level-style-bullet text:level="9" text:style-name="ListLabel_20_77" style:num-suffix="▪" text:bullet-char="▪">
        <style:list-level-properties text:list-level-position-and-space-mode="label-alignment">
          <style:list-level-label-alignment text:label-followed-by="listtab" fo:text-indent="4.5in" fo:margin-left="4.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7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8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8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82"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8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8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85"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8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87" style:num-suffix="." style:num-format="1">
        <style:list-level-properties text:list-level-position-and-space-mode="label-alignment">
          <style:list-level-label-alignment text:label-followed-by="listtab" fo:text-indent="0.4374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8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8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9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9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92"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9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9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95"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9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1.8752in" fo:margin-left="2in"/>
        </style:list-level-properties>
      </text:list-level-style-number>
      <text:list-level-style-number text:level="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3.37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4.87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9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874in" fo:margin-left="0.9374in"/>
        </style:list-level-properties>
      </text:list-level-style-number>
      <text:list-level-style-number text:level="5" text:style-name="ListLabel_20_98"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I">
        <style:list-level-properties text:list-level-position-and-space-mode="label-alignment" fo:text-align="end">
          <style:list-level-label-alignment text:label-followed-by="listtab" fo:margin-left="0.1252in"/>
        </style:list-level-properties>
      </text:list-level-style-number>
      <text:list-level-style-number text:level="2" text:style-name="ListLabel_20_99"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100" style:num-suffix="." style:num-format="1">
        <style:list-level-properties text:list-level-position-and-space-mode="label-alignment">
          <style:list-level-label-alignment text:label-followed-by="listtab" fo:text-indent="1.3752in" fo:margin-left="1.6252in"/>
        </style:list-level-properties>
      </text:list-level-style-number>
      <text:list-level-style-number text:level="4" text:style-name="ListLabel_20_10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text:style-name="ListLabel_20_10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03" style:num-suffix="." style:num-format="a" style:num-letter-sync="true">
        <style:list-level-properties text:list-level-position-and-space-mode="label-alignment">
          <style:list-level-label-alignment text:label-followed-by="listtab" fo:text-indent="0.8126in" fo:margin-left="1.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2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2.6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3in" fo:margin-left="3.25in"/>
        </style:list-level-properties>
      </text:list-level-style-number>
      <text:list-level-style-number text:level="5"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4.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4.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5.6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05"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10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10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108"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109"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110"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111"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112"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14"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ffffff" style:writing-mode="lr-tb" style:layout-grid-color="#c0c0c0" style:layout-grid-lines="27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meta:editing-cycles>
    <meta:creation-date>2016-06-12T13:08:00</meta:creation-date>
    <dc:date>2016-10-02T09:14:19.822434449</dc:date>
    <meta:editing-duration>PT1H15M27S</meta:editing-duration>
    <meta:generator>LibreOffice/5.1.4.2$Linux_X86_64 LibreOffice_project/10m0$Build-2</meta:generator>
    <meta:document-statistic meta:table-count="0" meta:image-count="0" meta:object-count="0" meta:page-count="8" meta:paragraph-count="266" meta:word-count="4398" meta:character-count="30055" meta:non-whitespace-character-count="192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